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727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09722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First</text:p>
          </table:table-cell>
          <table:table-cell office:value-type="time" office:time-value="PT12H31M6.000S" table:style-name="ce9">
            <text:p>12:31:06</text:p>
          </table:table-cell>
          <table:table-cell office:value-type="string" table:style-name="ce12">
            <text:p>Last</text:p>
          </table:table-cell>
          <table:table-cell office:value-type="time" office:time-value="PT12H37M36.000S" table:style-name="ce9">
            <text:p>12:37:3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3285714285714292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3.642857142857146" table:style-name="ce14">
            <text:p>43.6</text:p>
          </table:table-cell>
          <table:table-cell office:value-type="float" office:value="8.9499999999999993" table:style-name="ce14">
            <text:p>9.0</text:p>
          </table:table-cell>
          <table:table-cell office:value-type="float" office:value="2.1428571428571432E-2" table:style-name="ce14">
            <text:p>0.0</text:p>
          </table:table-cell>
          <table:table-cell office:value-type="float" office:value="47.357142857142854" table:style-name="ce14">
            <text:p>47.4</text:p>
          </table:table-cell>
          <table:table-cell office:value-type="float" office:value="52.592857142857142" table:style-name="ce14">
            <text:p>52.6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6.399999999999999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4.099999999999994" table:style-name="ce14">
            <text:p>74.1</text:p>
          </table:table-cell>
          <table:table-cell office:value-type="float" office:value="20.2" table:style-name="ce14">
            <text:p>20.2</text:p>
          </table:table-cell>
          <table:table-cell office:value-type="float" office:value="0.1" table:style-name="ce14">
            <text:p>0.1</text:p>
          </table:table-cell>
          <table:table-cell office:value-type="float" office:value="99.7" table:style-name="ce14">
            <text:p>99.7</text:p>
          </table:table-cell>
          <table:table-cell office:value-type="float" office:value="94.3" table:style-name="ce14">
            <text:p>94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468H35M6.000S" table:style-name="ce9">
            <text:p>12:35:0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6978723404255316" table:style-name="ce14">
            <text:p>1.7</text:p>
          </table:table-cell>
          <table:table-cell office:value-type="float" office:value="2.2569832402234637" table:style-name="ce14">
            <text:p>2.3</text:p>
          </table:table-cell>
          <table:table-cell office:value-type="float" office:value="4.6666666666666661" table:style-name="ce14">
            <text:p>4.7</text:p>
          </table:table-cell>
          <table:table-cell office:value-type="float" office:value="2.1052790346907995" table:style-name="ce14">
            <text:p>2.1</text:p>
          </table:table-cell>
          <table:table-cell office:value-type="float" office:value="1.7930191498030694" table:style-name="ce14">
            <text:p>1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98.26600000000002" table:style-name="ce13">
            <text:p>29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4-20T00:00:00" table:style-name="ce5">
            <text:p>20-Ap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4" table:style-name="ce4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31.050S" table:style-name="ce6">
            <text:p>00:12: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3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31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562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652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9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4147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06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565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582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06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8590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3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56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5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8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6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2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5798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24554 0 57995 3314972 7945 0 1579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0780 0 16049 816962 2178 0 799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3924 0 14042 823102 2768 0 280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51458 0 14261 834768 2239 0 258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48390 0 13642 840139 758 0 24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479279 48 1215 0 0 0 0 2 0 1 0 0 0 1501 0 23751 64 0 0 0 0 0 0 0 22 0 0 0 0 0 0 0 0 450138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066547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48962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5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0583806 0 1141479 132763 18306294 23791 0 1168 306496 687 6711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143582738 18166711 <text:s text:c="3"/>0 <text:s text:c="3"/>0 <text:s text:c="3"/>0 <text:s text:c="4"/>0 <text:s text:c="9"/>0 <text:s text:c="8"/>0 4143582738 18166711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37411504 <text:s/>233844 <text:s text:c="3"/>0 <text:s text:c="3"/>0 <text:s text:c="3"/>0 <text:s text:c="4"/>0 <text:s text:c="9"/>0 <text:s text:c="8"/>0 417726832 <text:s/>35958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964 10907 729486 243536 11782 395983 3271944 3258572 0 106216 3510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861 10877 728434 242920 11782 395983 3271944 3258572 0 106028 35094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64 0 0 0 0 0 460 4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81 159524 21 20 4 53 39 55 20 0 1 0 4 2928640 398 4294967295 3543040 3642876 0 0 0 0 0 4096 536946211 4294967295 0 0 0 1 0 0 183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5 398 297 25 0 138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3384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5958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37411504 (37.4 MB) <text:s/>TX bytes:417726832 (417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166711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8166711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143582738 (4.1 GB) <text:s/>TX bytes:4143582738 (4.1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89 <text:s text:c="5"/>2891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3.34722in" svg:width="13.09722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77778in" svg:width="13.09722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.2" table:style-name="ce1">
            <text:p>98.2</text:p>
          </table:table-cell>
          <table:table-cell office:value-type="float" office:value="1.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49.4" table:style-name="ce1">
            <text:p>49.4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66.400000000000006" table:style-name="ce1">
            <text:p>66.4</text:p>
          </table:table-cell>
          <table:table-cell office:value-type="float" office:value="13" table:style-name="ce1">
            <text:p>13</text:p>
          </table:table-cell>
          <table:table-cell office:value-type="float" office:value="0.1" table:style-name="ce1">
            <text:p>0.1</text:p>
          </table:table-cell>
          <table:table-cell office:value-type="float" office:value="20.5" table:style-name="ce1">
            <text:p>20.5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51" table:style-name="ce1">
            <text:p>51</text:p>
          </table:table-cell>
          <table:table-cell office:value-type="float" office:value="8.1" table:style-name="ce1">
            <text:p>8.1</text:p>
          </table:table-cell>
          <table:table-cell office:value-type="float" office:value="0.1" table:style-name="ce1">
            <text:p>0.1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59.1" table:style-name="ce1">
            <text:p>59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3.1" table:style-name="ce1">
            <text:p>63.1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5.3" table:style-name="ce1">
            <text:p>25.3</text:p>
          </table:table-cell>
          <table:table-cell office:value-type="float" office:value="74.7" table:style-name="ce1">
            <text:p>74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4.099999999999994" table:style-name="ce1">
            <text:p>74.1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.6</text:p>
          </table:table-cell>
          <table:table-cell office:value-type="float" office:value="94.3" table:style-name="ce1">
            <text:p>94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60.1" table:style-name="ce1">
            <text:p>60.1</text:p>
          </table:table-cell>
          <table:table-cell office:value-type="float" office:value="12.3" table:style-name="ce1">
            <text:p>12.3</text:p>
          </table:table-cell>
          <table:table-cell office:value-type="float" office:value="0.1" table:style-name="ce1">
            <text:p>0.1</text:p>
          </table:table-cell>
          <table:table-cell office:value-type="float" office:value="27.5" table:style-name="ce1">
            <text:p>27.5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50.3" table:style-name="ce1">
            <text:p>50.3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36.5" table:style-name="ce1">
            <text:p>36.5</text:p>
          </table:table-cell>
          <table:table-cell office:value-type="float" office:value="63.4" table:style-name="ce1">
            <text:p>63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59.6" table:style-name="ce1">
            <text:p>59.6</text:p>
          </table:table-cell>
          <table:table-cell office:value-type="float" office:value="14.8" table:style-name="ce1">
            <text:p>14.8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74.400000000000006" table:style-name="ce1">
            <text:p>74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9" table:style-name="ce1">
            <text:p>59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28.2" table:style-name="ce1">
            <text:p>28.2</text:p>
          </table:table-cell>
          <table:table-cell office:value-type="float" office:value="71.8" table:style-name="ce1">
            <text:p>7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6.600000000000001" table:style-name="ce1">
            <text:p>16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81.7" table:style-name="ce1">
            <text:p>81.7</text:p>
          </table:table-cell>
          <table:table-cell office:value-type="float" office:value="18.200000000000003" table:style-name="ce1">
            <text:p>18.2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5" table:style-name="ce1">
            <text:p>99.5</text:p>
          </table:table-cell>
          <table:table-cell office:value-type="float" office:value="0.5" table:style-name="ce1">
            <text:p>0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.1" table:style-name="ce1">
            <text:p>0.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7" table:style-name="ce1">
            <text:p>99.7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642857142857146" table:style-name="ce1">
            <text:p>43.64285714</text:p>
          </table:table-cell>
          <table:table-cell office:value-type="float" office:value="8.9499999999999993" table:style-name="ce1">
            <text:p>8.95</text:p>
          </table:table-cell>
          <table:table-cell office:value-type="float" office:value="2.1428571428571432E-2" table:style-name="ce1">
            <text:p>0.021428571</text:p>
          </table:table-cell>
          <table:table-cell office:value-type="float" office:value="47.357142857142854" table:style-name="ce1">
            <text:p>47.35714286</text:p>
          </table:table-cell>
          <table:table-cell office:value-type="float" office:value="52.592857142857142" table:style-name="ce1">
            <text:p>52.59285714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09722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3.764285714285712" table:style-name="ce11">
            <text:p>43.8</text:p>
          </table:table-cell>
          <table:table-cell office:value-type="float" office:value="9.3214285714285712" table:style-name="ce11">
            <text:p>9.3</text:p>
          </table:table-cell>
          <table:table-cell office:value-type="float" office:value="2.8571428571428574E-2" table:style-name="ce11">
            <text:p>0.0</text:p>
          </table:table-cell>
          <table:table-cell office:value-type="float" office:value="46.871428571428567" table:style-name="ce11">
            <text:p>46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44.099999999999987" table:style-name="ce11">
            <text:p>44.1</text:p>
          </table:table-cell>
          <table:table-cell office:value-type="float" office:value="8.6" table:style-name="ce11">
            <text:p>8.6</text:p>
          </table:table-cell>
          <table:table-cell office:value-type="float" office:value="2.8571428571428574E-2" table:style-name="ce11">
            <text:p>0.0</text:p>
          </table:table-cell>
          <table:table-cell office:value-type="float" office:value="47.285714285714285" table:style-name="ce11">
            <text:p>47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43.871428571428574" table:style-name="ce11">
            <text:p>43.9</text:p>
          </table:table-cell>
          <table:table-cell office:value-type="float" office:value="9.0499999999999989" table:style-name="ce11">
            <text:p>9.1</text:p>
          </table:table-cell>
          <table:table-cell office:value-type="float" office:value="5.7142857142857141E-2" table:style-name="ce11">
            <text:p>0.1</text:p>
          </table:table-cell>
          <table:table-cell office:value-type="float" office:value="47.042857142857144" table:style-name="ce11">
            <text:p>4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4.371428571428567" table:style-name="ce11">
            <text:p>44.4</text:p>
          </table:table-cell>
          <table:table-cell office:value-type="float" office:value="9.1142857142857139" table:style-name="ce11">
            <text:p>9.1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46.514285714285712" table:style-name="ce11">
            <text:p>46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3.34722in" svg:width="13.09722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77778in" svg:width="13.09722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0" table:style-name="ce1">
            <text:p>0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0.8" table:style-name="ce1">
            <text:p>0.8</text:p>
          </table:table-cell>
          <table:table-cell table:number-columns-repeated="16380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0" table:style-name="ce1">
            <text:p>0</text:p>
          </table:table-cell>
          <table:table-cell office:value-type="float" office:value="1778" table:style-name="ce1">
            <text:p>1778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0" table:style-name="ce1">
            <text:p>0</text:p>
          </table:table-cell>
          <table:table-cell office:value-type="float" office:value="935.4" table:style-name="ce1">
            <text:p>935.4</text:p>
          </table:table-cell>
          <table:table-cell office:value-type="float" office:value="9.6" table:style-name="ce1">
            <text:p>9.6</text:p>
          </table:table-cell>
          <table:table-cell table:number-columns-repeated="16380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0" table:style-name="ce1">
            <text:p>0</text:p>
          </table:table-cell>
          <table:table-cell office:value-type="float" office:value="1351.2" table:style-name="ce1">
            <text:p>1351.2</text:p>
          </table:table-cell>
          <table:table-cell office:value-type="float" office:value="13.4" table:style-name="ce1">
            <text:p>13.4</text:p>
          </table:table-cell>
          <table:table-cell table:number-columns-repeated="16380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0" table:style-name="ce1">
            <text:p>0</text:p>
          </table:table-cell>
          <table:table-cell office:value-type="float" office:value="930.8" table:style-name="ce1">
            <text:p>930.8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0" table:style-name="ce1">
            <text:p>0</text:p>
          </table:table-cell>
          <table:table-cell office:value-type="float" office:value="991.4" table:style-name="ce1">
            <text:p>991.4</text:p>
          </table:table-cell>
          <table:table-cell office:value-type="float" office:value="10.8" table:style-name="ce1">
            <text:p>10.8</text:p>
          </table:table-cell>
          <table:table-cell table:number-columns-repeated="16380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0" table:style-name="ce1">
            <text:p>0</text:p>
          </table:table-cell>
          <table:table-cell office:value-type="float" office:value="983" table:style-name="ce1">
            <text:p>983</text:p>
          </table:table-cell>
          <table:table-cell office:value-type="float" office:value="12.8" table:style-name="ce1">
            <text:p>12.8</text:p>
          </table:table-cell>
          <table:table-cell table:number-columns-repeated="16380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0" table:style-name="ce1">
            <text:p>0</text:p>
          </table:table-cell>
          <table:table-cell office:value-type="float" office:value="1373.6" table:style-name="ce1">
            <text:p>1373.6</text:p>
          </table:table-cell>
          <table:table-cell office:value-type="float" office:value="16.399999999999999" table:style-name="ce1">
            <text:p>16.4</text:p>
          </table:table-cell>
          <table:table-cell table:number-columns-repeated="16380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0" table:style-name="ce1">
            <text:p>0</text:p>
          </table:table-cell>
          <table:table-cell office:value-type="float" office:value="808.2" table:style-name="ce1">
            <text:p>808.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0" table:style-name="ce1">
            <text:p>0</text:p>
          </table:table-cell>
          <table:table-cell office:value-type="float" office:value="450.2" table:style-name="ce1">
            <text:p>450.2</text:p>
          </table:table-cell>
          <table:table-cell office:value-type="float" office:value="9.1999999999999993" table:style-name="ce1">
            <text:p>9.2</text:p>
          </table:table-cell>
          <table:table-cell table:number-columns-repeated="16380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0" table:style-name="ce1">
            <text:p>0</text:p>
          </table:table-cell>
          <table:table-cell office:value-type="float" office:value="229.4" table:style-name="ce1">
            <text:p>229.4</text:p>
          </table:table-cell>
          <table:table-cell office:value-type="float" office:value="5.4" table:style-name="ce1">
            <text:p>5.4</text:p>
          </table:table-cell>
          <table:table-cell table:number-columns-repeated="16380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" table:style-name="ce1">
            <text:p>0</text:p>
          </table:table-cell>
          <table:table-cell office:value-type="float" office:value="67.8" table:style-name="ce1">
            <text:p>67.8</text:p>
          </table:table-cell>
          <table:table-cell office:value-type="float" office:value="3.6" table:style-name="ce1">
            <text:p>3.6</text:p>
          </table:table-cell>
          <table:table-cell table:number-columns-repeated="16380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5)" table:style-name="ce8">
            <text:p>0.0</text:p>
          </table:table-cell>
          <table:table-cell office:value-type="float" office:value="710.15714285714296" table:formula="msoxl:=AVERAGE(C2:C15)" table:style-name="ce8">
            <text:p>710.2</text:p>
          </table:table-cell>
          <table:table-cell office:value-type="float" office:value="8.3285714285714292" table:formula="msoxl:=AVERAGE(D2:D15)" table:style-name="ce8">
            <text:p>8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7=0,0,MAX(SUMPRODUCT(B2:B15,B2:B15)/SUM(B2:B15)-B17,0))" table:style-name="ce8">
            <text:p>0.0</text:p>
          </table:table-cell>
          <table:table-cell office:value-type="float" office:value="444.41310115323665" table:formula="msoxl:=IF(C17=0,0,MAX(SUMPRODUCT(C2:C15,C2:C15)/SUM(C2:C15)-C17,0))" table:style-name="ce8">
            <text:p>444.4</text:p>
          </table:table-cell>
          <table:table-cell office:value-type="float" office:value="3.0570203381524141" table:formula="msoxl:=IF(D17=0,0,MAX(SUMPRODUCT(D2:D15,D2:D15)/SUM(D2:D15)-D17,0))" table:style-name="ce8">
            <text:p>3.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5)-B17-B18)" table:style-name="ce8">
            <text:p>0.0</text:p>
          </table:table-cell>
          <table:table-cell office:value-type="float" office:value="623.4297559896205" table:formula="msoxl:=ABS(MAX(C2:C15)-C17-C18)" table:style-name="ce8">
            <text:p>623.4</text:p>
          </table:table-cell>
          <table:table-cell office:value-type="float" office:value="5.0144082332761553" table:formula="msoxl:=ABS(MAX(D2:D15)-D17-D18)" table:style-name="ce8">
            <text:p>5.0</text:p>
          </table:table-cell>
          <table:table-cell table:number-columns-repeated="16380"/>
        </table:table-row>
        <table:table-row table:number-rows-repeated="1048557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3.34722in" svg:width="13.09722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77778in" svg:width="13.09722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" table:style-name="ce1">
            <text:p>98</text:p>
          </table:table-cell>
          <table:table-cell table:number-columns-repeated="1612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169.9" table:style-name="ce1">
            <text:p>169.9</text:p>
          </table:table-cell>
          <table:table-cell office:value-type="float" office:value="169.9" table:style-name="ce1">
            <text:p>169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9.8" table:style-name="ce1">
            <text:p>339.8</text:p>
          </table:table-cell>
          <table:table-cell table:number-columns-repeated="1612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97.4" table:style-name="ce1">
            <text:p>97.4</text:p>
          </table:table-cell>
          <table:table-cell office:value-type="float" office:value="97.4" table:style-name="ce1">
            <text:p>9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4.8" table:style-name="ce1">
            <text:p>194.8</text:p>
          </table:table-cell>
          <table:table-cell table:number-columns-repeated="1612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100.8" table:style-name="ce1">
            <text:p>100.8</text:p>
          </table:table-cell>
          <table:table-cell office:value-type="float" office:value="100.8" table:style-name="ce1">
            <text:p>100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1.6" table:style-name="ce1">
            <text:p>201.6</text:p>
          </table:table-cell>
          <table:table-cell table:number-columns-repeated="1612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6.7" table:style-name="ce1">
            <text:p>76.7</text:p>
          </table:table-cell>
          <table:table-cell office:value-type="float" office:value="76.7" table:style-name="ce1">
            <text:p>7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3.4" table:style-name="ce1">
            <text:p>153.4</text:p>
          </table:table-cell>
          <table:table-cell table:number-columns-repeated="1612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91.8" table:style-name="ce1">
            <text:p>91.8</text:p>
          </table:table-cell>
          <table:table-cell office:value-type="float" office:value="91.8" table:style-name="ce1">
            <text:p>9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3.6" table:style-name="ce1">
            <text:p>183.6</text:p>
          </table:table-cell>
          <table:table-cell table:number-columns-repeated="1612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77.2" table:style-name="ce1">
            <text:p>77.2</text:p>
          </table:table-cell>
          <table:table-cell office:value-type="float" office:value="77.2" table:style-name="ce1">
            <text:p>7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4.4" table:style-name="ce1">
            <text:p>154.4</text:p>
          </table:table-cell>
          <table:table-cell table:number-columns-repeated="1612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83.4" table:style-name="ce1">
            <text:p>83.4</text:p>
          </table:table-cell>
          <table:table-cell office:value-type="float" office:value="83.4" table:style-name="ce1">
            <text:p>8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6.8" table:style-name="ce1">
            <text:p>166.8</text:p>
          </table:table-cell>
          <table:table-cell table:number-columns-repeated="1612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6" table:style-name="ce1">
            <text:p>146</text:p>
          </table:table-cell>
          <table:table-cell table:number-columns-repeated="1612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48.9" table:style-name="ce1">
            <text:p>48.9</text:p>
          </table:table-cell>
          <table:table-cell office:value-type="float" office:value="48.9" table:style-name="ce1">
            <text:p>4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7.8" table:style-name="ce1">
            <text:p>97.8</text:p>
          </table:table-cell>
          <table:table-cell table:number-columns-repeated="1612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42.5" table:style-name="ce1">
            <text:p>42.5</text:p>
          </table:table-cell>
          <table:table-cell office:value-type="float" office:value="42.5" table:style-name="ce1">
            <text:p>4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5" table:style-name="ce1">
            <text:p>85</text:p>
          </table:table-cell>
          <table:table-cell table:number-columns-repeated="1612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19.2" table:style-name="ce1">
            <text:p>19.2</text:p>
          </table:table-cell>
          <table:table-cell office:value-type="float" office:value="19.2" table:style-name="ce1">
            <text:p>1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.4" table:style-name="ce1">
            <text:p>38.4</text:p>
          </table:table-cell>
          <table:table-cell table:number-columns-repeated="1612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6.721428571428575" table:formula="msoxl:=AVERAGE(B2:B15)" table:style-name="ce8">
            <text:p>66.7</text:p>
          </table:table-cell>
          <table:table-cell office:value-type="float" office:value="66.721428571428575" table:formula="msoxl:=AVERAGE(C2:C15)" table:style-name="ce8">
            <text:p>66.7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7.544206799516729" table:formula="msoxl:=IF(B17=0,0,MAX(SUMPRODUCT(B2:B15,B2:B15)/SUM(B2:B15)-B17,0))" table:style-name="ce8">
            <text:p>27.5</text:p>
          </table:table-cell>
          <table:table-cell office:value-type="float" office:value="27.544206799516729" table:formula="msoxl:=IF(C17=0,0,MAX(SUMPRODUCT(C2:C15,C2:C15)/SUM(C2:C15)-C17,0))" table:style-name="ce8">
            <text:p>27.5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5.634364629054701" table:formula="msoxl:=ABS(MAX(B2:B15)-B17-B18)" table:style-name="ce8">
            <text:p>75.6</text:p>
          </table:table-cell>
          <table:table-cell office:value-type="float" office:value="75.634364629054701" table:formula="msoxl:=ABS(MAX(C2:C15)-C17-C18)" table:style-name="ce8">
            <text:p>75.6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4.265635370945304" table:formula="msoxl:=B17+ B18" table:style-name="ce8">
            <text:p>94.3</text:p>
          </table:table-cell>
          <table:table-cell office:value-type="float" office:value="94.265635370945304" table:formula="msoxl:=C17+ C18" table:style-name="ce8">
            <text:p>94.3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3.34722in" svg:width="13.09722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77778in" svg:width="13.09722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6" table:style-name="ce1">
            <text:p>0.6</text:p>
          </table:table-cell>
          <table:table-cell table:number-columns-repeated="1612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2.1" table:style-name="ce1">
            <text:p>2.1</text:p>
          </table:table-cell>
          <table:table-cell office:value-type="float" office:value="2.1" table:style-name="ce1">
            <text:p>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2" table:style-name="ce1">
            <text:p>4.2</text:p>
          </table:table-cell>
          <table:table-cell table:number-columns-repeated="1612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5999999999999996" table:style-name="ce1">
            <text:p>4.6</text:p>
          </table:table-cell>
          <table:table-cell table:number-columns-repeated="1612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" table:style-name="ce1">
            <text:p>2</text:p>
          </table:table-cell>
          <table:table-cell table:number-columns-repeated="1612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3714285714285714" table:formula="msoxl:=AVERAGE(B2:B15)" table:style-name="ce8">
            <text:p>1.4</text:p>
          </table:table-cell>
          <table:table-cell office:value-type="float" office:value="1.3714285714285714" table:formula="msoxl:=AVERAGE(C2:C15)" table:style-name="ce8">
            <text:p>1.4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61398809523809517" table:formula="msoxl:=IF(B17=0,0,MAX(SUMPRODUCT(B2:B15,B2:B15)/SUM(B2:B15)-B17,0))" table:style-name="ce8">
            <text:p>0.6</text:p>
          </table:table-cell>
          <table:table-cell office:value-type="float" office:value="0.61398809523809517" table:formula="msoxl:=IF(C17=0,0,MAX(SUMPRODUCT(C2:C15,C2:C15)/SUM(C2:C15)-C17,0))" table:style-name="ce8">
            <text:p>0.6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61458333333333348" table:formula="msoxl:=ABS(MAX(B2:B15)-B17-B18)" table:style-name="ce8">
            <text:p>0.6</text:p>
          </table:table-cell>
          <table:table-cell office:value-type="float" office:value="0.61458333333333348" table:formula="msoxl:=ABS(MAX(C2:C15)-C17-C18)" table:style-name="ce8">
            <text:p>0.6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.9854166666666666" table:formula="msoxl:=B17+ B18" table:style-name="ce8">
            <text:p>2.0</text:p>
          </table:table-cell>
          <table:table-cell office:value-type="float" office:value="1.9854166666666666" table:formula="msoxl:=C17+ C18" table:style-name="ce8">
            <text:p>2.0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3.34722in" svg:width="13.09722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77778in" svg:width="13.09722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5)" table:style-name="ce8">
            <text:p>0.0</text:p>
          </table:table-cell>
          <table:table-cell office:value-type="float" office:value="0" table:formula="msoxl:=AVERAGE(C2:C15)" table:style-name="ce8">
            <text:p>0.0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7=0,0,MAX(SUMPRODUCT(B2:B15,B2:B15)/SUM(B2:B15)-B17,0))" table:style-name="ce8">
            <text:p>0.0</text:p>
          </table:table-cell>
          <table:table-cell office:value-type="float" office:value="0" table:formula="msoxl:=IF(C17=0,0,MAX(SUMPRODUCT(C2:C15,C2:C15)/SUM(C2:C15)-C17,0))" table:style-name="ce8">
            <text:p>0.0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5)-B17-B18)" table:style-name="ce8">
            <text:p>0.0</text:p>
          </table:table-cell>
          <table:table-cell office:value-type="float" office:value="0" table:formula="msoxl:=ABS(MAX(C2:C15)-C17-C18)" table:style-name="ce8">
            <text:p>0.0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7+ B18" table:style-name="ce8">
            <text:p>0.0</text:p>
          </table:table-cell>
          <table:table-cell office:value-type="float" office:value="0" table:formula="msoxl:=C17+ C18" table:style-name="ce8">
            <text:p>0.0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3.34722in" svg:width="13.09722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77778in" svg:width="13.09722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9.200000000000003" table:style-name="ce1">
            <text:p>39.2</text:p>
          </table:table-cell>
          <table:table-cell table:number-columns-repeated="1612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889" table:style-name="ce1">
            <text:p>889</text:p>
          </table:table-cell>
          <table:table-cell office:value-type="float" office:value="889" table:style-name="ce1">
            <text:p>8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8" table:style-name="ce1">
            <text:p>1778</text:p>
          </table:table-cell>
          <table:table-cell table:number-columns-repeated="1612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467.7" table:style-name="ce1">
            <text:p>467.7</text:p>
          </table:table-cell>
          <table:table-cell office:value-type="float" office:value="467.7" table:style-name="ce1">
            <text:p>46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5.4" table:style-name="ce1">
            <text:p>935.4</text:p>
          </table:table-cell>
          <table:table-cell table:number-columns-repeated="1612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75.6" table:style-name="ce1">
            <text:p>675.6</text:p>
          </table:table-cell>
          <table:table-cell office:value-type="float" office:value="675.6" table:style-name="ce1">
            <text:p>675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51.2" table:style-name="ce1">
            <text:p>1351.2</text:p>
          </table:table-cell>
          <table:table-cell table:number-columns-repeated="1612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465.4" table:style-name="ce1">
            <text:p>465.4</text:p>
          </table:table-cell>
          <table:table-cell office:value-type="float" office:value="465.4" table:style-name="ce1">
            <text:p>46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30.8" table:style-name="ce1">
            <text:p>930.8</text:p>
          </table:table-cell>
          <table:table-cell table:number-columns-repeated="1612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495.7" table:style-name="ce1">
            <text:p>495.7</text:p>
          </table:table-cell>
          <table:table-cell office:value-type="float" office:value="495.7" table:style-name="ce1">
            <text:p>49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91.4" table:style-name="ce1">
            <text:p>991.4</text:p>
          </table:table-cell>
          <table:table-cell table:number-columns-repeated="1612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491.5" table:style-name="ce1">
            <text:p>491.5</text:p>
          </table:table-cell>
          <table:table-cell office:value-type="float" office:value="491.5" table:style-name="ce1">
            <text:p>49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83" table:style-name="ce1">
            <text:p>983</text:p>
          </table:table-cell>
          <table:table-cell table:number-columns-repeated="1612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686.8" table:style-name="ce1">
            <text:p>686.8</text:p>
          </table:table-cell>
          <table:table-cell office:value-type="float" office:value="686.8" table:style-name="ce1">
            <text:p>68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73.6" table:style-name="ce1">
            <text:p>1373.6</text:p>
          </table:table-cell>
          <table:table-cell table:number-columns-repeated="1612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404.1" table:style-name="ce1">
            <text:p>404.1</text:p>
          </table:table-cell>
          <table:table-cell office:value-type="float" office:value="404.1" table:style-name="ce1">
            <text:p>40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08.2" table:style-name="ce1">
            <text:p>808.2</text:p>
          </table:table-cell>
          <table:table-cell table:number-columns-repeated="1612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225.1" table:style-name="ce1">
            <text:p>225.1</text:p>
          </table:table-cell>
          <table:table-cell office:value-type="float" office:value="225.1" table:style-name="ce1">
            <text:p>22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0.2" table:style-name="ce1">
            <text:p>450.2</text:p>
          </table:table-cell>
          <table:table-cell table:number-columns-repeated="1612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14.7" table:style-name="ce1">
            <text:p>114.7</text:p>
          </table:table-cell>
          <table:table-cell office:value-type="float" office:value="114.7" table:style-name="ce1">
            <text:p>11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9.4" table:style-name="ce1">
            <text:p>229.4</text:p>
          </table:table-cell>
          <table:table-cell table:number-columns-repeated="1612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33.9" table:style-name="ce1">
            <text:p>33.9</text:p>
          </table:table-cell>
          <table:table-cell office:value-type="float" office:value="33.9" table:style-name="ce1">
            <text:p>3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7.8" table:style-name="ce1">
            <text:p>67.8</text:p>
          </table:table-cell>
          <table:table-cell table:number-columns-repeated="1612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55.07857142857148" table:formula="msoxl:=AVERAGE(B2:B15)" table:style-name="ce8">
            <text:p>355.1</text:p>
          </table:table-cell>
          <table:table-cell office:value-type="float" office:value="355.07857142857148" table:formula="msoxl:=AVERAGE(C2:C15)" table:style-name="ce8">
            <text:p>355.1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22.20655057661833" table:formula="msoxl:=IF(B17=0,0,MAX(SUMPRODUCT(B2:B15,B2:B15)/SUM(B2:B15)-B17,0))" table:style-name="ce8">
            <text:p>222.2</text:p>
          </table:table-cell>
          <table:table-cell office:value-type="float" office:value="222.20655057661833" table:formula="msoxl:=IF(C17=0,0,MAX(SUMPRODUCT(C2:C15,C2:C15)/SUM(C2:C15)-C17,0))" table:style-name="ce8">
            <text:p>222.2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11.71487799481025" table:formula="msoxl:=ABS(MAX(B2:B15)-B17-B18)" table:style-name="ce8">
            <text:p>311.7</text:p>
          </table:table-cell>
          <table:table-cell office:value-type="float" office:value="311.71487799481025" table:formula="msoxl:=ABS(MAX(C2:C15)-C17-C18)" table:style-name="ce8">
            <text:p>311.7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77.28512200518981" table:formula="msoxl:=B17+ B18" table:style-name="ce8">
            <text:p>577.3</text:p>
          </table:table-cell>
          <table:table-cell office:value-type="float" office:value="577.28512200518981" table:formula="msoxl:=C17+ C18" table:style-name="ce8">
            <text:p>577.3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3.34722in" svg:width="13.09722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77778in" svg:width="13.09722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8" table:style-name="ce1">
            <text:p>0.8</text:p>
          </table:table-cell>
          <table:table-cell table:number-columns-repeated="1612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6" table:style-name="ce1">
            <text:p>9.6</text:p>
          </table:table-cell>
          <table:table-cell table:number-columns-repeated="1612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.7" table:style-name="ce1">
            <text:p>6.7</text:p>
          </table:table-cell>
          <table:table-cell office:value-type="float" office:value="6.7" table:style-name="ce1">
            <text:p>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4" table:style-name="ce1">
            <text:p>13.4</text:p>
          </table:table-cell>
          <table:table-cell table:number-columns-repeated="1612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5.4" table:style-name="ce1">
            <text:p>5.4</text:p>
          </table:table-cell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8" table:style-name="ce1">
            <text:p>10.8</text:p>
          </table:table-cell>
          <table:table-cell table:number-columns-repeated="1612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8" table:style-name="ce1">
            <text:p>12.8</text:p>
          </table:table-cell>
          <table:table-cell table:number-columns-repeated="1612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399999999999999" table:style-name="ce1">
            <text:p>16.4</text:p>
          </table:table-cell>
          <table:table-cell table:number-columns-repeated="1612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" table:style-name="ce1">
            <text:p>11</text:p>
          </table:table-cell>
          <table:table-cell table:number-columns-repeated="1612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1999999999999993" table:style-name="ce1">
            <text:p>9.2</text:p>
          </table:table-cell>
          <table:table-cell table:number-columns-repeated="1612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2.7" table:style-name="ce1">
            <text:p>2.7</text:p>
          </table:table-cell>
          <table:table-cell office:value-type="float" office:value="2.7" table:style-name="ce1">
            <text:p>2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4" table:style-name="ce1">
            <text:p>5.4</text:p>
          </table:table-cell>
          <table:table-cell table:number-columns-repeated="1612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" table:style-name="ce1">
            <text:p>1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1642857142857146" table:formula="msoxl:=AVERAGE(B2:B15)" table:style-name="ce8">
            <text:p>4.2</text:p>
          </table:table-cell>
          <table:table-cell office:value-type="float" office:value="4.1642857142857146" table:formula="msoxl:=AVERAGE(C2:C15)" table:style-name="ce8">
            <text:p>4.2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5285101690762071" table:formula="msoxl:=IF(B17=0,0,MAX(SUMPRODUCT(B2:B15,B2:B15)/SUM(B2:B15)-B17,0))" table:style-name="ce8">
            <text:p>1.5</text:p>
          </table:table-cell>
          <table:table-cell office:value-type="float" office:value="1.5285101690762071" table:formula="msoxl:=IF(C17=0,0,MAX(SUMPRODUCT(C2:C15,C2:C15)/SUM(C2:C15)-C17,0))" table:style-name="ce8">
            <text:p>1.5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5072041166380776" table:formula="msoxl:=ABS(MAX(B2:B15)-B17-B18)" table:style-name="ce8">
            <text:p>2.5</text:p>
          </table:table-cell>
          <table:table-cell office:value-type="float" office:value="2.5072041166380776" table:formula="msoxl:=ABS(MAX(C2:C15)-C17-C18)" table:style-name="ce8">
            <text:p>2.5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6927958833619217" table:formula="msoxl:=B17+ B18" table:style-name="ce8">
            <text:p>5.7</text:p>
          </table:table-cell>
          <table:table-cell office:value-type="float" office:value="5.6927958833619217" table:formula="msoxl:=C17+ C18" table:style-name="ce8">
            <text:p>5.7</text:p>
          </table:table-cell>
          <table:table-cell office:value-type="float" office:value="0" table:formula="msoxl:=D17+ D18" table:style-name="ce8">
            <text:p>0.0</text:p>
          </table:table-cell>
          <table:table-cell office:value-type="float" office:value="0" table:formula="msoxl:=E17+ E18" table:style-name="ce8">
            <text:p>0.0</text:p>
          </table:table-cell>
          <table:table-cell table:number-columns-repeated="16379"/>
        </table:table-row>
        <table:table-row table:number-rows-repeated="1048556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3.34722in" svg:width="13.09722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57.2" table:style-name="ce1">
            <text:p>57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685714285714276" table:formula="msoxl:=AVERAGE(B2:B15)" table:style-name="ce8">
            <text:p>57.7</text:p>
          </table:table-cell>
          <table:table-cell office:value-type="float" office:value="0" table:formula="msoxl:=AVERAGE(C2:C15)" table:style-name="ce8">
            <text:p>0.0</text:p>
          </table:table-cell>
          <table:table-cell office:value-type="float" office:value="0" table:formula="msoxl:=AVERAGE(D2:D15)" table:style-name="ce8">
            <text:p>0.0</text:p>
          </table:table-cell>
          <table:table-cell office:value-type="float" office:value="0" table:formula="msoxl:=AVERAGE(E2:E15)" table:style-name="ce8">
            <text:p>0.0</text:p>
          </table:table-cell>
          <table:table-cell office:value-type="float" office:value="0" table:formula="msoxl:=AVERAGE(F2:F15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365810514656459E-3" table:formula="msoxl:=IF(B17=0,0,MAX(SUMPRODUCT(B2:B15,B2:B15)/SUM(B2:B15)-B17,0))" table:style-name="ce8">
            <text:p>0.0</text:p>
          </table:table-cell>
          <table:table-cell office:value-type="float" office:value="0" table:formula="msoxl:=IF(C17=0,0,MAX(SUMPRODUCT(C2:C15,C2:C15)/SUM(C2:C15)-C17,0))" table:style-name="ce8">
            <text:p>0.0</text:p>
          </table:table-cell>
          <table:table-cell office:value-type="float" office:value="0" table:formula="msoxl:=IF(D17=0,0,MAX(SUMPRODUCT(D2:D15,D2:D15)/SUM(D2:D15)-D17,0))" table:style-name="ce8">
            <text:p>0.0</text:p>
          </table:table-cell>
          <table:table-cell office:value-type="float" office:value="0" table:formula="msoxl:=IF(E17=0,0,MAX(SUMPRODUCT(E2:E15,E2:E15)/SUM(E2:E15)-E17,0))" table:style-name="ce8">
            <text:p>0.0</text:p>
          </table:table-cell>
          <table:table-cell office:value-type="float" office:value="0" table:formula="msoxl:=IF(F17=0,0,MAX(SUMPRODUCT(F2:F15,F2:F15)/SUM(F2:F15)-F17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21324913323425676" table:formula="msoxl:=ABS(MAX(B2:B15)-B17-B18)" table:style-name="ce8">
            <text:p>0.2</text:p>
          </table:table-cell>
          <table:table-cell office:value-type="float" office:value="0" table:formula="msoxl:=ABS(MAX(C2:C15)-C17-C18)" table:style-name="ce8">
            <text:p>0.0</text:p>
          </table:table-cell>
          <table:table-cell office:value-type="float" office:value="0" table:formula="msoxl:=ABS(MAX(D2:D15)-D17-D18)" table:style-name="ce8">
            <text:p>0.0</text:p>
          </table:table-cell>
          <table:table-cell office:value-type="float" office:value="0" table:formula="msoxl:=ABS(MAX(E2:E15)-E17-E18)" table:style-name="ce8">
            <text:p>0.0</text:p>
          </table:table-cell>
          <table:table-cell office:value-type="float" office:value="0" table:formula="msoxl:=ABS(MAX(F2:F15)-F17-F18)" table:style-name="ce8">
            <text:p>0.0</text:p>
          </table:table-cell>
          <table:table-cell table:number-columns-repeated="16378"/>
        </table:table-row>
        <table:table-row table:number-rows-repeated="1048557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3.34722in" svg:width="13.09722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77778in" svg:width="13.09722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55.3999999999996" table:style-name="ce1">
            <text:p>4455.4</text:p>
          </table:table-cell>
          <table:table-cell office:value-type="float" office:value="3768.8" table:style-name="ce1">
            <text:p>3768.8</text:p>
          </table:table-cell>
          <table:table-cell office:value-type="float" office:value="686.6" table:style-name="ce1">
            <text:p>686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3.1" table:style-name="ce1">
            <text:p>683.1</text:p>
          </table:table-cell>
          <table:table-cell office:value-type="float" office:value="2358.3000000000002" table:style-name="ce1">
            <text:p>2358.3</text:p>
          </table:table-cell>
          <table:table-cell office:value-type="float" office:value="-1" table:style-name="ce1">
            <text:p>-1</text:p>
          </table:table-cell>
          <table:table-cell office:value-type="float" office:value="63.7" table:style-name="ce1">
            <text:p>63.7</text:p>
          </table:table-cell>
          <table:table-cell office:value-type="float" office:value="0" table:style-name="ce1">
            <text:p>0</text:p>
          </table:table-cell>
          <table:table-cell office:value-type="float" office:value="201.6" table:style-name="ce1">
            <text:p>201.6</text:p>
          </table:table-cell>
          <table:table-cell table:number-columns-repeated="1636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8.5" table:style-name="ce1">
            <text:p>4368.5</text:p>
          </table:table-cell>
          <table:table-cell office:value-type="float" office:value="3683.5" table:style-name="ce1">
            <text:p>3683.5</text:p>
          </table:table-cell>
          <table:table-cell office:value-type="float" office:value="685" table:style-name="ce1">
            <text:p>68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0.2" table:style-name="ce1">
            <text:p>700.2</text:p>
          </table:table-cell>
          <table:table-cell office:value-type="float" office:value="2432" table:style-name="ce1">
            <text:p>2432</text:p>
          </table:table-cell>
          <table:table-cell office:value-type="float" office:value="-1" table:style-name="ce1">
            <text:p>-1</text:p>
          </table:table-cell>
          <table:table-cell office:value-type="float" office:value="63.9" table:style-name="ce1">
            <text:p>63.9</text:p>
          </table:table-cell>
          <table:table-cell office:value-type="float" office:value="0" table:style-name="ce1">
            <text:p>0</text:p>
          </table:table-cell>
          <table:table-cell office:value-type="float" office:value="214.2" table:style-name="ce1">
            <text:p>214.2</text:p>
          </table:table-cell>
          <table:table-cell table:number-columns-repeated="1636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57.3999999999996" table:style-name="ce1">
            <text:p>4257.4</text:p>
          </table:table-cell>
          <table:table-cell office:value-type="float" office:value="3573.8" table:style-name="ce1">
            <text:p>3573.8</text:p>
          </table:table-cell>
          <table:table-cell office:value-type="float" office:value="683.6" table:style-name="ce1">
            <text:p>683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6" table:style-name="ce1">
            <text:p>715.6</text:p>
          </table:table-cell>
          <table:table-cell office:value-type="float" office:value="2540" table:style-name="ce1">
            <text:p>2540</text:p>
          </table:table-cell>
          <table:table-cell office:value-type="float" office:value="-1" table:style-name="ce1">
            <text:p>-1</text:p>
          </table:table-cell>
          <table:table-cell office:value-type="float" office:value="63.9" table:style-name="ce1">
            <text:p>63.9</text:p>
          </table:table-cell>
          <table:table-cell office:value-type="float" office:value="0" table:style-name="ce1">
            <text:p>0</text:p>
          </table:table-cell>
          <table:table-cell office:value-type="float" office:value="215.3" table:style-name="ce1">
            <text:p>215.3</text:p>
          </table:table-cell>
          <table:table-cell table:number-columns-repeated="1636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30.8999999999996" table:style-name="ce1">
            <text:p>4230.9</text:p>
          </table:table-cell>
          <table:table-cell office:value-type="float" office:value="3547.9" table:style-name="ce1">
            <text:p>3547.9</text:p>
          </table:table-cell>
          <table:table-cell office:value-type="float" office:value="683" table:style-name="ce1">
            <text:p>68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3.9" table:style-name="ce1">
            <text:p>733.9</text:p>
          </table:table-cell>
          <table:table-cell office:value-type="float" office:value="2553.1" table:style-name="ce1">
            <text:p>2553.1</text:p>
          </table:table-cell>
          <table:table-cell office:value-type="float" office:value="-1" table:style-name="ce1">
            <text:p>-1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228.5" table:style-name="ce1">
            <text:p>228.5</text:p>
          </table:table-cell>
          <table:table-cell table:number-columns-repeated="1636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6" table:style-name="ce1">
            <text:p>4216</text:p>
          </table:table-cell>
          <table:table-cell office:value-type="float" office:value="3533" table:style-name="ce1">
            <text:p>3533</text:p>
          </table:table-cell>
          <table:table-cell office:value-type="float" office:value="683.1" table:style-name="ce1">
            <text:p>683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5.8" table:style-name="ce1">
            <text:p>735.8</text:p>
          </table:table-cell>
          <table:table-cell office:value-type="float" office:value="2580.5" table:style-name="ce1">
            <text:p>2580.5</text:p>
          </table:table-cell>
          <table:table-cell office:value-type="float" office:value="-1" table:style-name="ce1">
            <text:p>-1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216.5" table:style-name="ce1">
            <text:p>216.5</text:p>
          </table:table-cell>
          <table:table-cell table:number-columns-repeated="1636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0.8999999999996" table:style-name="ce1">
            <text:p>4210.9</text:p>
          </table:table-cell>
          <table:table-cell office:value-type="float" office:value="3527.8" table:style-name="ce1">
            <text:p>3527.8</text:p>
          </table:table-cell>
          <table:table-cell office:value-type="float" office:value="683.1" table:style-name="ce1">
            <text:p>683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.4" table:style-name="ce1">
            <text:p>736.4</text:p>
          </table:table-cell>
          <table:table-cell office:value-type="float" office:value="2584.8000000000002" table:style-name="ce1">
            <text:p>2584.8</text:p>
          </table:table-cell>
          <table:table-cell office:value-type="float" office:value="-1" table:style-name="ce1">
            <text:p>-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0" table:style-name="ce1">
            <text:p>0</text:p>
          </table:table-cell>
          <table:table-cell office:value-type="float" office:value="216.8" table:style-name="ce1">
            <text:p>216.8</text:p>
          </table:table-cell>
          <table:table-cell table:number-columns-repeated="1636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2.8999999999996" table:style-name="ce1">
            <text:p>4202.9</text:p>
          </table:table-cell>
          <table:table-cell office:value-type="float" office:value="3521.1" table:style-name="ce1">
            <text:p>3521.1</text:p>
          </table:table-cell>
          <table:table-cell office:value-type="float" office:value="681.8" table:style-name="ce1">
            <text:p>681.8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.2" table:style-name="ce1">
            <text:p>737.2</text:p>
          </table:table-cell>
          <table:table-cell office:value-type="float" office:value="2590" table:style-name="ce1">
            <text:p>2590</text:p>
          </table:table-cell>
          <table:table-cell office:value-type="float" office:value="-1" table:style-name="ce1">
            <text:p>-1</text:p>
          </table:table-cell>
          <table:table-cell office:value-type="float" office:value="64.099999999999994" table:style-name="ce1">
            <text:p>64.1</text:p>
          </table:table-cell>
          <table:table-cell office:value-type="float" office:value="0" table:style-name="ce1">
            <text:p>0</text:p>
          </table:table-cell>
          <table:table-cell office:value-type="float" office:value="217.7" table:style-name="ce1">
            <text:p>217.7</text:p>
          </table:table-cell>
          <table:table-cell table:number-columns-repeated="1636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8.3999999999996" table:style-name="ce1">
            <text:p>4208.4</text:p>
          </table:table-cell>
          <table:table-cell office:value-type="float" office:value="3525.4" table:style-name="ce1">
            <text:p>3525.4</text:p>
          </table:table-cell>
          <table:table-cell office:value-type="float" office:value="683" table:style-name="ce1">
            <text:p>68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.2" table:style-name="ce1">
            <text:p>737.2</text:p>
          </table:table-cell>
          <table:table-cell office:value-type="float" office:value="2585" table:style-name="ce1">
            <text:p>2585</text:p>
          </table:table-cell>
          <table:table-cell office:value-type="float" office:value="-1" table:style-name="ce1">
            <text:p>-1</text:p>
          </table:table-cell>
          <table:table-cell office:value-type="float" office:value="64.2" table:style-name="ce1">
            <text:p>64.2</text:p>
          </table:table-cell>
          <table:table-cell office:value-type="float" office:value="0" table:style-name="ce1">
            <text:p>0</text:p>
          </table:table-cell>
          <table:table-cell office:value-type="float" office:value="217.9" table:style-name="ce1">
            <text:p>217.9</text:p>
          </table:table-cell>
          <table:table-cell table:number-columns-repeated="1636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09.7" table:style-name="ce1">
            <text:p>4209.7</text:p>
          </table:table-cell>
          <table:table-cell office:value-type="float" office:value="3527.1" table:style-name="ce1">
            <text:p>3527.1</text:p>
          </table:table-cell>
          <table:table-cell office:value-type="float" office:value="682.7" table:style-name="ce1">
            <text:p>68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7.3" table:style-name="ce1">
            <text:p>737.3</text:p>
          </table:table-cell>
          <table:table-cell office:value-type="float" office:value="2582.5" table:style-name="ce1">
            <text:p>2582.5</text:p>
          </table:table-cell>
          <table:table-cell office:value-type="float" office:value="-1" table:style-name="ce1">
            <text:p>-1</text:p>
          </table:table-cell>
          <table:table-cell office:value-type="float" office:value="64.3" table:style-name="ce1">
            <text:p>64.3</text:p>
          </table:table-cell>
          <table:table-cell office:value-type="float" office:value="0" table:style-name="ce1">
            <text:p>0</text:p>
          </table:table-cell>
          <table:table-cell office:value-type="float" office:value="218.9" table:style-name="ce1">
            <text:p>218.9</text:p>
          </table:table-cell>
          <table:table-cell table:number-columns-repeated="1636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10.3999999999996" table:style-name="ce1">
            <text:p>4210.4</text:p>
          </table:table-cell>
          <table:table-cell office:value-type="float" office:value="3527.5" table:style-name="ce1">
            <text:p>3527.5</text:p>
          </table:table-cell>
          <table:table-cell office:value-type="float" office:value="682.9" table:style-name="ce1">
            <text:p>68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1.9" table:style-name="ce1">
            <text:p>731.9</text:p>
          </table:table-cell>
          <table:table-cell office:value-type="float" office:value="2582.3000000000002" table:style-name="ce1">
            <text:p>2582.3</text:p>
          </table:table-cell>
          <table:table-cell office:value-type="float" office:value="-1" table:style-name="ce1">
            <text:p>-1</text:p>
          </table:table-cell>
          <table:table-cell office:value-type="float" office:value="64.3" table:style-name="ce1">
            <text:p>64.3</text:p>
          </table:table-cell>
          <table:table-cell office:value-type="float" office:value="0" table:style-name="ce1">
            <text:p>0</text:p>
          </table:table-cell>
          <table:table-cell office:value-type="float" office:value="218.6" table:style-name="ce1">
            <text:p>218.6</text:p>
          </table:table-cell>
          <table:table-cell table:number-columns-repeated="1636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21.8999999999996" table:style-name="ce1">
            <text:p>4221.9</text:p>
          </table:table-cell>
          <table:table-cell office:value-type="float" office:value="3539.4" table:style-name="ce1">
            <text:p>3539.4</text:p>
          </table:table-cell>
          <table:table-cell office:value-type="float" office:value="682.5" table:style-name="ce1">
            <text:p>68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9" table:style-name="ce1">
            <text:p>715.9</text:p>
          </table:table-cell>
          <table:table-cell office:value-type="float" office:value="2573.4" table:style-name="ce1">
            <text:p>2573.4</text:p>
          </table:table-cell>
          <table:table-cell office:value-type="float" office:value="-1" table:style-name="ce1">
            <text:p>-1</text:p>
          </table:table-cell>
          <table:table-cell office:value-type="float" office:value="64.400000000000006" table:style-name="ce1">
            <text:p>64.4</text:p>
          </table:table-cell>
          <table:table-cell office:value-type="float" office:value="0" table:style-name="ce1">
            <text:p>0</text:p>
          </table:table-cell>
          <table:table-cell office:value-type="float" office:value="216" table:style-name="ce1">
            <text:p>216</text:p>
          </table:table-cell>
          <table:table-cell table:number-columns-repeated="1636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4.8" table:style-name="ce1">
            <text:p>4244.8</text:p>
          </table:table-cell>
          <table:table-cell office:value-type="float" office:value="3561.8" table:style-name="ce1">
            <text:p>3561.8</text:p>
          </table:table-cell>
          <table:table-cell office:value-type="float" office:value="683" table:style-name="ce1">
            <text:p>68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8" table:style-name="ce1">
            <text:p>692.8</text:p>
          </table:table-cell>
          <table:table-cell office:value-type="float" office:value="2555.6999999999998" table:style-name="ce1">
            <text:p>2555.7</text:p>
          </table:table-cell>
          <table:table-cell office:value-type="float" office:value="-1" table:style-name="ce1">
            <text:p>-1</text:p>
          </table:table-cell>
          <table:table-cell office:value-type="float" office:value="64.5" table:style-name="ce1">
            <text:p>64.5</text:p>
          </table:table-cell>
          <table:table-cell office:value-type="float" office:value="0" table:style-name="ce1">
            <text:p>0</text:p>
          </table:table-cell>
          <table:table-cell office:value-type="float" office:value="210.5" table:style-name="ce1">
            <text:p>210.5</text:p>
          </table:table-cell>
          <table:table-cell table:number-columns-repeated="1636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4.7" table:style-name="ce1">
            <text:p>4244.7</text:p>
          </table:table-cell>
          <table:table-cell office:value-type="float" office:value="3561.8" table:style-name="ce1">
            <text:p>3561.8</text:p>
          </table:table-cell>
          <table:table-cell office:value-type="float" office:value="682.9" table:style-name="ce1">
            <text:p>68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8" table:style-name="ce1">
            <text:p>692.8</text:p>
          </table:table-cell>
          <table:table-cell office:value-type="float" office:value="2555.6999999999998" table:style-name="ce1">
            <text:p>2555.7</text:p>
          </table:table-cell>
          <table:table-cell office:value-type="float" office:value="-1" table:style-name="ce1">
            <text:p>-1</text:p>
          </table:table-cell>
          <table:table-cell office:value-type="float" office:value="64.5" table:style-name="ce1">
            <text:p>64.5</text:p>
          </table:table-cell>
          <table:table-cell office:value-type="float" office:value="0" table:style-name="ce1">
            <text:p>0</text:p>
          </table:table-cell>
          <table:table-cell office:value-type="float" office:value="210.6" table:style-name="ce1">
            <text:p>210.6</text:p>
          </table:table-cell>
          <table:table-cell table:number-columns-repeated="1636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244.7" table:style-name="ce1">
            <text:p>4244.7</text:p>
          </table:table-cell>
          <table:table-cell office:value-type="float" office:value="3561.8" table:style-name="ce1">
            <text:p>3561.8</text:p>
          </table:table-cell>
          <table:table-cell office:value-type="float" office:value="682.9" table:style-name="ce1">
            <text:p>682.9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2.8" table:style-name="ce1">
            <text:p>692.8</text:p>
          </table:table-cell>
          <table:table-cell office:value-type="float" office:value="2555.6999999999998" table:style-name="ce1">
            <text:p>2555.7</text:p>
          </table:table-cell>
          <table:table-cell office:value-type="float" office:value="-1" table:style-name="ce1">
            <text:p>-1</text:p>
          </table:table-cell>
          <table:table-cell office:value-type="float" office:value="64.5" table:style-name="ce1">
            <text:p>64.5</text:p>
          </table:table-cell>
          <table:table-cell office:value-type="float" office:value="0" table:style-name="ce1">
            <text:p>0</text:p>
          </table:table-cell>
          <table:table-cell office:value-type="float" office:value="210.6" table:style-name="ce1">
            <text:p>210.6</text:p>
          </table:table-cell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3.34722in" svg:width="13.09722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77778in" svg:width="13.09722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4.20833in" svg:width="13.09722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4858.2" table:style-name="ce1">
            <text:p>4858.2</text:p>
          </table:table-cell>
          <table:table-cell office:value-type="float" office:value="28.8" table:style-name="ce1">
            <text:p>28.8</text:p>
          </table:table-cell>
          <table:table-cell office:value-type="float" office:value="4858.2" table:style-name="ce1">
            <text:p>4858.2</text:p>
          </table:table-cell>
          <table:table-cell office:value-type="float" office:value="440.9" table:style-name="ce1">
            <text:p>440.9</text:p>
          </table:table-cell>
          <table:table-cell office:value-type="float" office:value="9716.4" table:style-name="ce1">
            <text:p>9716.4</text:p>
          </table:table-cell>
          <table:table-cell office:value-type="float" office:value="469.7" table:style-name="ce1">
            <text:p>469.7</text:p>
          </table:table-cell>
          <table:table-cell office:value-type="float" office:value="4887" table:style-name="ce1">
            <text:p>4887</text:p>
          </table:table-cell>
          <table:table-cell office:value-type="float" office:value="-5299.0999999999995" table:style-name="ce1">
            <text:p>-5299.1</text:p>
          </table:table-cell>
          <table:table-cell table:number-columns-repeated="16375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.8</text:p>
          </table:table-cell>
          <table:table-cell office:value-type="float" office:value="0" table:style-name="ce1">
            <text:p>0</text:p>
          </table:table-cell>
          <table:table-cell office:value-type="float" office:value="640.5" table:style-name="ce1">
            <text:p>640.5</text:p>
          </table:table-cell>
          <table:table-cell office:value-type="float" office:value="0" table:style-name="ce1">
            <text:p>0</text:p>
          </table:table-cell>
          <table:table-cell office:value-type="float" office:value="654.29999999999995" table:style-name="ce1">
            <text:p>654.3</text:p>
          </table:table-cell>
          <table:table-cell office:value-type="float" office:value="13.8" table:style-name="ce1">
            <text:p>13.8</text:p>
          </table:table-cell>
          <table:table-cell office:value-type="float" office:value="-640.5" table:style-name="ce1">
            <text:p>-640.5</text:p>
          </table:table-cell>
          <table:table-cell table:number-columns-repeated="16375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693.7" table:style-name="ce1">
            <text:p>693.7</text:p>
          </table:table-cell>
          <table:table-cell office:value-type="float" office:value="6.9" table:style-name="ce1">
            <text:p>6.9</text:p>
          </table:table-cell>
          <table:table-cell office:value-type="float" office:value="693.7" table:style-name="ce1">
            <text:p>693.7</text:p>
          </table:table-cell>
          <table:table-cell office:value-type="float" office:value="229.7" table:style-name="ce1">
            <text:p>229.7</text:p>
          </table:table-cell>
          <table:table-cell office:value-type="float" office:value="1387.4" table:style-name="ce1">
            <text:p>1387.4</text:p>
          </table:table-cell>
          <table:table-cell office:value-type="float" office:value="236.6" table:style-name="ce1">
            <text:p>236.6</text:p>
          </table:table-cell>
          <table:table-cell office:value-type="float" office:value="700.6" table:style-name="ce1">
            <text:p>700.6</text:p>
          </table:table-cell>
          <table:table-cell office:value-type="float" office:value="-923.40000000000009" table:style-name="ce1">
            <text:p>-923.4</text:p>
          </table:table-cell>
          <table:table-cell table:number-columns-repeated="16375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1974.1" table:style-name="ce1">
            <text:p>1974.1</text:p>
          </table:table-cell>
          <table:table-cell office:value-type="float" office:value="11.6" table:style-name="ce1">
            <text:p>11.6</text:p>
          </table:table-cell>
          <table:table-cell office:value-type="float" office:value="1974.1" table:style-name="ce1">
            <text:p>1974.1</text:p>
          </table:table-cell>
          <table:table-cell office:value-type="float" office:value="325.39999999999998" table:style-name="ce1">
            <text:p>325.4</text:p>
          </table:table-cell>
          <table:table-cell office:value-type="float" office:value="3948.2" table:style-name="ce1">
            <text:p>3948.2</text:p>
          </table:table-cell>
          <table:table-cell office:value-type="float" office:value="337" table:style-name="ce1">
            <text:p>337</text:p>
          </table:table-cell>
          <table:table-cell office:value-type="float" office:value="1985.6999999999998" table:style-name="ce1">
            <text:p>1985.7</text:p>
          </table:table-cell>
          <table:table-cell office:value-type="float" office:value="-2299.5" table:style-name="ce1">
            <text:p>-2299.5</text:p>
          </table:table-cell>
          <table:table-cell table:number-columns-repeated="16375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8215.7999999999993" table:style-name="ce1">
            <text:p>8215.8</text:p>
          </table:table-cell>
          <table:table-cell office:value-type="float" office:value="15.5" table:style-name="ce1">
            <text:p>15.5</text:p>
          </table:table-cell>
          <table:table-cell office:value-type="float" office:value="8215.7999999999993" table:style-name="ce1">
            <text:p>8215.8</text:p>
          </table:table-cell>
          <table:table-cell office:value-type="float" office:value="441.6" table:style-name="ce1">
            <text:p>441.6</text:p>
          </table:table-cell>
          <table:table-cell office:value-type="float" office:value="16431.599999999999" table:style-name="ce1">
            <text:p>16431.6</text:p>
          </table:table-cell>
          <table:table-cell office:value-type="float" office:value="457.1" table:style-name="ce1">
            <text:p>457.1</text:p>
          </table:table-cell>
          <table:table-cell office:value-type="float" office:value="8231.2999999999993" table:style-name="ce1">
            <text:p>8231.3</text:p>
          </table:table-cell>
          <table:table-cell office:value-type="float" office:value="-8657.4" table:style-name="ce1">
            <text:p>-8657.4</text:p>
          </table:table-cell>
          <table:table-cell table:number-columns-repeated="16375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4312.3" table:style-name="ce1">
            <text:p>4312.3</text:p>
          </table:table-cell>
          <table:table-cell office:value-type="float" office:value="10.9" table:style-name="ce1">
            <text:p>10.9</text:p>
          </table:table-cell>
          <table:table-cell office:value-type="float" office:value="4312.3" table:style-name="ce1">
            <text:p>4312.3</text:p>
          </table:table-cell>
          <table:table-cell office:value-type="float" office:value="502.9" table:style-name="ce1">
            <text:p>502.9</text:p>
          </table:table-cell>
          <table:table-cell office:value-type="float" office:value="8624.6" table:style-name="ce1">
            <text:p>8624.6</text:p>
          </table:table-cell>
          <table:table-cell office:value-type="float" office:value="513.79999999999995" table:style-name="ce1">
            <text:p>513.8</text:p>
          </table:table-cell>
          <table:table-cell office:value-type="float" office:value="4323.2" table:style-name="ce1">
            <text:p>4323.2</text:p>
          </table:table-cell>
          <table:table-cell office:value-type="float" office:value="-4815.2" table:style-name="ce1">
            <text:p>-4815.2</text:p>
          </table:table-cell>
          <table:table-cell table:number-columns-repeated="16375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2289.6" table:style-name="ce1">
            <text:p>2289.6</text:p>
          </table:table-cell>
          <table:table-cell office:value-type="float" office:value="14.1" table:style-name="ce1">
            <text:p>14.1</text:p>
          </table:table-cell>
          <table:table-cell office:value-type="float" office:value="2289.6" table:style-name="ce1">
            <text:p>2289.6</text:p>
          </table:table-cell>
          <table:table-cell office:value-type="float" office:value="273.60000000000002" table:style-name="ce1">
            <text:p>273.6</text:p>
          </table:table-cell>
          <table:table-cell office:value-type="float" office:value="4579.2" table:style-name="ce1">
            <text:p>4579.2</text:p>
          </table:table-cell>
          <table:table-cell office:value-type="float" office:value="287.70000000000005" table:style-name="ce1">
            <text:p>287.7</text:p>
          </table:table-cell>
          <table:table-cell office:value-type="float" office:value="2303.6999999999998" table:style-name="ce1">
            <text:p>2303.7</text:p>
          </table:table-cell>
          <table:table-cell office:value-type="float" office:value="-2563.1999999999998" table:style-name="ce1">
            <text:p>-2563.2</text:p>
          </table:table-cell>
          <table:table-cell table:number-columns-repeated="16375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5225.3999999999996" table:style-name="ce1">
            <text:p>5225.4</text:p>
          </table:table-cell>
          <table:table-cell office:value-type="float" office:value="16.3" table:style-name="ce1">
            <text:p>16.3</text:p>
          </table:table-cell>
          <table:table-cell office:value-type="float" office:value="5225.3999999999996" table:style-name="ce1">
            <text:p>5225.4</text:p>
          </table:table-cell>
          <table:table-cell office:value-type="float" office:value="365.5" table:style-name="ce1">
            <text:p>365.5</text:p>
          </table:table-cell>
          <table:table-cell office:value-type="float" office:value="10450.799999999999" table:style-name="ce1">
            <text:p>10450.8</text:p>
          </table:table-cell>
          <table:table-cell office:value-type="float" office:value="381.8" table:style-name="ce1">
            <text:p>381.8</text:p>
          </table:table-cell>
          <table:table-cell office:value-type="float" office:value="5241.7" table:style-name="ce1">
            <text:p>5241.7</text:p>
          </table:table-cell>
          <table:table-cell office:value-type="float" office:value="-5590.9" table:style-name="ce1">
            <text:p>-5590.9</text:p>
          </table:table-cell>
          <table:table-cell table:number-columns-repeated="16375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4485.7" table:style-name="ce1">
            <text:p>4485.7</text:p>
          </table:table-cell>
          <table:table-cell office:value-type="float" office:value="18.8" table:style-name="ce1">
            <text:p>18.8</text:p>
          </table:table-cell>
          <table:table-cell office:value-type="float" office:value="4485.7" table:style-name="ce1">
            <text:p>4485.7</text:p>
          </table:table-cell>
          <table:table-cell office:value-type="float" office:value="398.6" table:style-name="ce1">
            <text:p>398.6</text:p>
          </table:table-cell>
          <table:table-cell office:value-type="float" office:value="8971.4" table:style-name="ce1">
            <text:p>8971.4</text:p>
          </table:table-cell>
          <table:table-cell office:value-type="float" office:value="417.40000000000003" table:style-name="ce1">
            <text:p>417.4</text:p>
          </table:table-cell>
          <table:table-cell office:value-type="float" office:value="4504.5" table:style-name="ce1">
            <text:p>4504.5</text:p>
          </table:table-cell>
          <table:table-cell office:value-type="float" office:value="-4884.3" table:style-name="ce1">
            <text:p>-4884.3</text:p>
          </table:table-cell>
          <table:table-cell table:number-columns-repeated="16375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3989.5" table:style-name="ce1">
            <text:p>3989.5</text:p>
          </table:table-cell>
          <table:table-cell office:value-type="float" office:value="15.9" table:style-name="ce1">
            <text:p>15.9</text:p>
          </table:table-cell>
          <table:table-cell office:value-type="float" office:value="3989.5" table:style-name="ce1">
            <text:p>3989.5</text:p>
          </table:table-cell>
          <table:table-cell office:value-type="float" office:value="308.7" table:style-name="ce1">
            <text:p>308.7</text:p>
          </table:table-cell>
          <table:table-cell office:value-type="float" office:value="7979" table:style-name="ce1">
            <text:p>7979</text:p>
          </table:table-cell>
          <table:table-cell office:value-type="float" office:value="324.59999999999997" table:style-name="ce1">
            <text:p>324.6</text:p>
          </table:table-cell>
          <table:table-cell office:value-type="float" office:value="4005.4" table:style-name="ce1">
            <text:p>4005.4</text:p>
          </table:table-cell>
          <table:table-cell office:value-type="float" office:value="-4298.2" table:style-name="ce1">
            <text:p>-4298.2</text:p>
          </table:table-cell>
          <table:table-cell table:number-columns-repeated="16375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541.1" table:style-name="ce1">
            <text:p>541.1</text:p>
          </table:table-cell>
          <table:table-cell office:value-type="float" office:value="8.1" table:style-name="ce1">
            <text:p>8.1</text:p>
          </table:table-cell>
          <table:table-cell office:value-type="float" office:value="541.1" table:style-name="ce1">
            <text:p>541.1</text:p>
          </table:table-cell>
          <table:table-cell office:value-type="float" office:value="110.2" table:style-name="ce1">
            <text:p>110.2</text:p>
          </table:table-cell>
          <table:table-cell office:value-type="float" office:value="1082.2" table:style-name="ce1">
            <text:p>1082.2</text:p>
          </table:table-cell>
          <table:table-cell office:value-type="float" office:value="118.3" table:style-name="ce1">
            <text:p>118.3</text:p>
          </table:table-cell>
          <table:table-cell office:value-type="float" office:value="549.20000000000005" table:style-name="ce1">
            <text:p>549.2</text:p>
          </table:table-cell>
          <table:table-cell office:value-type="float" office:value="-651.30000000000007" table:style-name="ce1">
            <text:p>-651.3</text:p>
          </table:table-cell>
          <table:table-cell table:number-columns-repeated="16375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4" table:style-name="ce1">
            <text:p>0.4</text:p>
          </table:table-cell>
          <table:table-cell office:value-type="float" office:value="0.6" table:style-name="ce1">
            <text:p>0.6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0.8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1" table:style-name="ce1">
            <text:p>1</text:p>
          </table:table-cell>
          <table:table-cell office:value-type="float" office:value="-0.5" table:style-name="ce1">
            <text:p>-0.5</text:p>
          </table:table-cell>
          <table:table-cell table:number-columns-repeated="16375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613.2714285714287" table:formula="msoxl:=AVERAGE(B2:B15)" table:style-name="ce8">
            <text:p>2613.3</text:p>
          </table:table-cell>
          <table:table-cell office:value-type="float" office:value="11.578571428571427" table:formula="msoxl:=AVERAGE(C2:C15)" table:style-name="ce8">
            <text:p>11.6</text:p>
          </table:table-cell>
          <table:table-cell office:value-type="float" office:value="2613.2714285714287" table:formula="msoxl:=AVERAGE(D2:D15)" table:style-name="ce8">
            <text:p>2613.3</text:p>
          </table:table-cell>
          <table:table-cell office:value-type="float" office:value="288.42142857142852" table:formula="msoxl:=AVERAGE(E2:E15)" table:style-name="ce8">
            <text:p>28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387.3893769870115" table:formula="msoxl:=IF(B17=0,0,MAX(SUMPRODUCT(B2:B15,B2:B15)/SUM(B2:B15)-B17,0))" table:style-name="ce8">
            <text:p>2387.4</text:p>
          </table:table-cell>
          <table:table-cell office:value-type="float" office:value="5.0665241914162369" table:formula="msoxl:=IF(C17=0,0,MAX(SUMPRODUCT(C2:C15,C2:C15)/SUM(C2:C15)-C17,0))" table:style-name="ce8">
            <text:p>5.1</text:p>
          </table:table-cell>
          <table:table-cell office:value-type="float" office:value="2387.3893769870115" table:formula="msoxl:=IF(D17=0,0,MAX(SUMPRODUCT(D2:D15,D2:D15)/SUM(D2:D15)-D17,0))" table:style-name="ce8">
            <text:p>2387.4</text:p>
          </table:table-cell>
          <table:table-cell office:value-type="float" office:value="129.11447623057262" table:formula="msoxl:=IF(E17=0,0,MAX(SUMPRODUCT(E2:E15,E2:E15)/SUM(E2:E15)-E17,0))" table:style-name="ce8">
            <text:p>129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15.1391944415595" table:formula="msoxl:=ABS(MAX(B2:B15)-B17-B18)" table:style-name="ce8">
            <text:p>3215.1</text:p>
          </table:table-cell>
          <table:table-cell office:value-type="float" office:value="12.154904380012338" table:formula="msoxl:=ABS(MAX(C2:C15)-C17-C18)" table:style-name="ce8">
            <text:p>12.2</text:p>
          </table:table-cell>
          <table:table-cell office:value-type="float" office:value="3215.1391944415595" table:formula="msoxl:=ABS(MAX(D2:D15)-D17-D18)" table:style-name="ce8">
            <text:p>3215.1</text:p>
          </table:table-cell>
          <table:table-cell office:value-type="float" office:value="222.96409519799886" table:formula="msoxl:=ABS(MAX(E2:E15)-E17-E18)" table:style-name="ce8">
            <text:p>223.0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3.34722in" svg:width="13.09722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77778in" svg:width="13.09722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16196.3" table:style-name="ce1">
            <text:p>16196.3</text:p>
          </table:table-cell>
          <table:table-cell office:value-type="float" office:value="163.80000000000001" table:style-name="ce1">
            <text:p>163.8</text:p>
          </table:table-cell>
          <table:table-cell office:value-type="float" office:value="16196.3" table:style-name="ce1">
            <text:p>16196.3</text:p>
          </table:table-cell>
          <table:table-cell office:value-type="float" office:value="382.3" table:style-name="ce1">
            <text:p>382.3</text:p>
          </table:table-cell>
          <table:table-cell table:number-columns-repeated="16379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23230.400000000001" table:style-name="ce1">
            <text:p>23230.4</text:p>
          </table:table-cell>
          <table:table-cell office:value-type="float" office:value="176.2" table:style-name="ce1">
            <text:p>176.2</text:p>
          </table:table-cell>
          <table:table-cell office:value-type="float" office:value="23230.400000000001" table:style-name="ce1">
            <text:p>23230.4</text:p>
          </table:table-cell>
          <table:table-cell office:value-type="float" office:value="469.9" table:style-name="ce1">
            <text:p>469.9</text:p>
          </table:table-cell>
          <table:table-cell table:number-columns-repeated="16379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2407.1999999999998" table:style-name="ce1">
            <text:p>2407.2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2407.1999999999998" table:style-name="ce1">
            <text:p>2407.2</text:p>
          </table:table-cell>
          <table:table-cell office:value-type="float" office:value="174.5" table:style-name="ce1">
            <text:p>174.5</text:p>
          </table:table-cell>
          <table:table-cell table:number-columns-repeated="16379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924.6" table:style-name="ce1">
            <text:p>6924.6</text:p>
          </table:table-cell>
          <table:table-cell office:value-type="float" office:value="96" table:style-name="ce1">
            <text:p>96</text:p>
          </table:table-cell>
          <table:table-cell office:value-type="float" office:value="6924.6" table:style-name="ce1">
            <text:p>6924.6</text:p>
          </table:table-cell>
          <table:table-cell office:value-type="float" office:value="245.7" table:style-name="ce1">
            <text:p>245.7</text:p>
          </table:table-cell>
          <table:table-cell table:number-columns-repeated="16379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28899.599999999999" table:style-name="ce1">
            <text:p>28899.6</text:p>
          </table:table-cell>
          <table:table-cell office:value-type="float" office:value="129.6" table:style-name="ce1">
            <text:p>129.6</text:p>
          </table:table-cell>
          <table:table-cell office:value-type="float" office:value="28899.599999999999" table:style-name="ce1">
            <text:p>28899.6</text:p>
          </table:table-cell>
          <table:table-cell office:value-type="float" office:value="336.3" table:style-name="ce1">
            <text:p>336.3</text:p>
          </table:table-cell>
          <table:table-cell table:number-columns-repeated="16379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15631.4" table:style-name="ce1">
            <text:p>15631.4</text:p>
          </table:table-cell>
          <table:table-cell office:value-type="float" office:value="127.9" table:style-name="ce1">
            <text:p>127.9</text:p>
          </table:table-cell>
          <table:table-cell office:value-type="float" office:value="15631.4" table:style-name="ce1">
            <text:p>15631.4</text:p>
          </table:table-cell>
          <table:table-cell office:value-type="float" office:value="367.4" table:style-name="ce1">
            <text:p>367.4</text:p>
          </table:table-cell>
          <table:table-cell table:number-columns-repeated="16379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8185.6" table:style-name="ce1">
            <text:p>8185.6</text:p>
          </table:table-cell>
          <table:table-cell office:value-type="float" office:value="89" table:style-name="ce1">
            <text:p>89</text:p>
          </table:table-cell>
          <table:table-cell office:value-type="float" office:value="8185.6" table:style-name="ce1">
            <text:p>8185.6</text:p>
          </table:table-cell>
          <table:table-cell office:value-type="float" office:value="218.4" table:style-name="ce1">
            <text:p>218.4</text:p>
          </table:table-cell>
          <table:table-cell table:number-columns-repeated="16379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18532.099999999999" table:style-name="ce1">
            <text:p>18532.1</text:p>
          </table:table-cell>
          <table:table-cell office:value-type="float" office:value="119.4" table:style-name="ce1">
            <text:p>119.4</text:p>
          </table:table-cell>
          <table:table-cell office:value-type="float" office:value="18532.099999999999" table:style-name="ce1">
            <text:p>18532.1</text:p>
          </table:table-cell>
          <table:table-cell office:value-type="float" office:value="285.8" table:style-name="ce1">
            <text:p>285.8</text:p>
          </table:table-cell>
          <table:table-cell table:number-columns-repeated="16379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15666.2" table:style-name="ce1">
            <text:p>15666.2</text:p>
          </table:table-cell>
          <table:table-cell office:value-type="float" office:value="131.19999999999999" table:style-name="ce1">
            <text:p>131.2</text:p>
          </table:table-cell>
          <table:table-cell office:value-type="float" office:value="15666.2" table:style-name="ce1">
            <text:p>15666.2</text:p>
          </table:table-cell>
          <table:table-cell office:value-type="float" office:value="311" table:style-name="ce1">
            <text:p>311</text:p>
          </table:table-cell>
          <table:table-cell table:number-columns-repeated="16379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13897" table:style-name="ce1">
            <text:p>13897</text:p>
          </table:table-cell>
          <table:table-cell office:value-type="float" office:value="103.2" table:style-name="ce1">
            <text:p>103.2</text:p>
          </table:table-cell>
          <table:table-cell office:value-type="float" office:value="13897" table:style-name="ce1">
            <text:p>13897</text:p>
          </table:table-cell>
          <table:table-cell office:value-type="float" office:value="245.9" table:style-name="ce1">
            <text:p>245.9</text:p>
          </table:table-cell>
          <table:table-cell table:number-columns-repeated="16379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855.2" table:style-name="ce1">
            <text:p>1855.2</text:p>
          </table:table-cell>
          <table:table-cell office:value-type="float" office:value="48.3" table:style-name="ce1">
            <text:p>48.3</text:p>
          </table:table-cell>
          <table:table-cell office:value-type="float" office:value="1855.2" table:style-name="ce1">
            <text:p>1855.2</text:p>
          </table:table-cell>
          <table:table-cell office:value-type="float" office:value="93.9" table:style-name="ce1">
            <text:p>93.9</text:p>
          </table:table-cell>
          <table:table-cell table:number-columns-repeated="16379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8.6" table:style-name="ce1">
            <text:p>8.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2" table:style-name="ce1">
            <text:p>0.2</text:p>
          </table:table-cell>
          <table:table-cell table:number-columns-repeated="16379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16.192857142858" table:formula="msoxl:=AVERAGE(B2:B15)" table:style-name="ce8">
            <text:p>10816.2</text:p>
          </table:table-cell>
          <table:table-cell office:value-type="float" office:value="91.035714285714263" table:formula="msoxl:=AVERAGE(C2:C15)" table:style-name="ce8">
            <text:p>91.0</text:p>
          </table:table-cell>
          <table:table-cell office:value-type="float" office:value="10816.192857142858" table:formula="msoxl:=AVERAGE(D2:D15)" table:style-name="ce8">
            <text:p>10816.2</text:p>
          </table:table-cell>
          <table:table-cell office:value-type="float" office:value="223.72857142857146" table:formula="msoxl:=AVERAGE(E2:E15)" table:style-name="ce8">
            <text:p>223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593.2741551475738" table:formula="msoxl:=IF(B17=0,0,MAX(SUMPRODUCT(B2:B15,B2:B15)/SUM(B2:B15)-B17,0))" table:style-name="ce8">
            <text:p>7593.3</text:p>
          </table:table-cell>
          <table:table-cell office:value-type="float" office:value="32.513873788040186" table:formula="msoxl:=IF(C17=0,0,MAX(SUMPRODUCT(C2:C15,C2:C15)/SUM(C2:C15)-C17,0))" table:style-name="ce8">
            <text:p>32.5</text:p>
          </table:table-cell>
          <table:table-cell office:value-type="float" office:value="7593.2741551475738" table:formula="msoxl:=IF(D17=0,0,MAX(SUMPRODUCT(D2:D15,D2:D15)/SUM(D2:D15)-D17,0))" table:style-name="ce8">
            <text:p>7593.3</text:p>
          </table:table-cell>
          <table:table-cell office:value-type="float" office:value="95.933187079825245" table:formula="msoxl:=IF(E17=0,0,MAX(SUMPRODUCT(E2:E15,E2:E15)/SUM(E2:E15)-E17,0))" table:style-name="ce8">
            <text:p>95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90.132987709567" table:formula="msoxl:=ABS(MAX(B2:B15)-B17-B18)" table:style-name="ce8">
            <text:p>10490.1</text:p>
          </table:table-cell>
          <table:table-cell office:value-type="float" office:value="52.650411926245539" table:formula="msoxl:=ABS(MAX(C2:C15)-C17-C18)" table:style-name="ce8">
            <text:p>52.7</text:p>
          </table:table-cell>
          <table:table-cell office:value-type="float" office:value="10490.132987709567" table:formula="msoxl:=ABS(MAX(D2:D15)-D17-D18)" table:style-name="ce8">
            <text:p>10490.1</text:p>
          </table:table-cell>
          <table:table-cell office:value-type="float" office:value="150.23824149160328" table:formula="msoxl:=ABS(MAX(E2:E15)-E17-E18)" table:style-name="ce8">
            <text:p>150.2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3.34722in" svg:width="13.09722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77778in" svg:width="13.09722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4.20833in" svg:width="13.09722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19086" table:style-name="ce1">
            <text:p>1908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4" table:style-name="ce1">
            <text:p>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6340.9" table:style-name="ce1">
            <text:p>2634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8" table:style-name="ce1">
            <text:p>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3466" table:style-name="ce1">
            <text:p>346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9" table:style-name="ce1">
            <text:p>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8792.7999999999993" table:style-name="ce1">
            <text:p>879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4" table:style-name="ce1">
            <text:p>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33080.1" table:style-name="ce1">
            <text:p>33080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23" table:style-name="ce1">
            <text:p>23</text:p>
          </table:table-cell>
          <table:table-cell office:value-type="float" office:value="-1" table:style-name="ce1">
            <text:p>-1</text:p>
          </table:table-cell>
          <table:table-cell office:value-type="float" office:value="17852.400000000001" table:style-name="ce1">
            <text:p>17852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1" table:style-name="ce1">
            <text:p>3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9770" table:style-name="ce1">
            <text:p>977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6" table:style-name="ce1">
            <text:p>2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0855" table:style-name="ce1">
            <text:p>208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" table:style-name="ce1">
            <text:p>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7059.900000000001" table:style-name="ce1">
            <text:p>17059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7" table:style-name="ce1">
            <text:p>7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15433.8" table:style-name="ce1">
            <text:p>15433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3" table:style-name="ce1">
            <text:p>7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2441.5" table:style-name="ce1">
            <text:p>244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4" table:style-name="ce1">
            <text:p>3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99.4" table:style-name="ce1">
            <text:p>9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00" table:style-name="ce1">
            <text:p>10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3.34722in" svg:width="13.09722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77778in" svg:width="13.09722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0" table:style-name="ce1">
            <text:p>7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75" table:style-name="ce1">
            <text:p>8575</text:p>
          </table:table-cell>
          <table:table-cell office:value-type="float" office:value="-1" table:style-name="ce1">
            <text:p>-1</text:p>
          </table:table-cell>
          <table:table-cell office:value-type="float" office:value="3469" table:style-name="ce1">
            <text:p>3469</text:p>
          </table:table-cell>
          <table:table-cell office:value-type="float" office:value="451" table:style-name="ce1">
            <text:p>451</text:p>
          </table:table-cell>
          <table:table-cell office:value-type="float" office:value="-1" table:style-name="ce1">
            <text:p>-1</text:p>
          </table:table-cell>
          <table:table-cell office:value-type="float" office:value="191202" table:style-name="ce1">
            <text:p>19120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64" table:style-name="ce1">
            <text:p>26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table:number-columns-repeated="16346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60" table:style-name="ce1">
            <text:p>1160</text:p>
          </table:table-cell>
          <table:table-cell office:value-type="float" office:value="0" table:style-name="ce1">
            <text:p>0</text:p>
          </table:table-cell>
          <table:table-cell office:value-type="float" office:value="5170" table:style-name="ce1">
            <text:p>51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1203" table:style-name="ce1">
            <text:p>-1912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4" table:style-name="ce1">
            <text:p>-4</text:p>
          </table:table-cell>
          <table:table-cell table:number-columns-repeated="16346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337" table:style-name="ce1">
            <text:p>-6337</text:p>
          </table:table-cell>
          <table:table-cell office:value-type="float" office:value="0" table:style-name="ce1">
            <text:p>0</text:p>
          </table:table-cell>
          <table:table-cell office:value-type="float" office:value="-8562" table:style-name="ce1">
            <text:p>-8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16346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5" table:style-name="ce1">
            <text:p>6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7" table:style-name="ce1">
            <text:p>1427</text:p>
          </table:table-cell>
          <table:table-cell office:value-type="float" office:value="0" table:style-name="ce1">
            <text:p>0</text:p>
          </table:table-cell>
          <table:table-cell office:value-type="float" office:value="9148" table:style-name="ce1">
            <text:p>9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46" table:style-name="ce1">
            <text:p>-46</text:p>
          </table:table-cell>
          <table:table-cell table:number-columns-repeated="16346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0" table:style-name="ce1">
            <text:p>9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27" table:style-name="ce1">
            <text:p>3927</text:p>
          </table:table-cell>
          <table:table-cell office:value-type="float" office:value="0" table:style-name="ce1">
            <text:p>0</text:p>
          </table:table-cell>
          <table:table-cell office:value-type="float" office:value="-7425" table:style-name="ce1">
            <text:p>-7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5531" table:style-name="ce1">
            <text:p>55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1" table:style-name="ce1">
            <text:p>-11</text:p>
          </table:table-cell>
          <table:table-cell table:number-columns-repeated="16346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" table:style-name="ce1">
            <text:p>9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office:value-type="float" office:value="-5187" table:style-name="ce1">
            <text:p>-51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19" table:style-name="ce1">
            <text:p>-19</text:p>
          </table:table-cell>
          <table:table-cell table:number-columns-repeated="16346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0" table:style-name="ce1">
            <text:p>220</text:p>
          </table:table-cell>
          <table:table-cell office:value-type="float" office:value="0" table:style-name="ce1">
            <text:p>0</text:p>
          </table:table-cell>
          <table:table-cell office:value-type="float" office:value="1899" table:style-name="ce1">
            <text:p>18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9" table:style-name="ce1">
            <text:p>-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46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1" table:style-name="ce1">
            <text:p>2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-153" table:style-name="ce1">
            <text:p>-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-5" table:style-name="ce1">
            <text:p>-5</text:p>
          </table:table-cell>
          <table:table-cell table:number-columns-repeated="16346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7" table:style-name="ce1">
            <text:p>3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-2617" table:style-name="ce1">
            <text:p>-26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table:number-columns-repeated="16346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8" table:style-name="ce1">
            <text:p>6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-577" table:style-name="ce1">
            <text:p>-5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17" table:style-name="ce1">
            <text:p>17</text:p>
          </table:table-cell>
          <table:table-cell table:number-columns-repeated="16346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1" table:style-name="ce1">
            <text:p>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6898" table:style-name="ce1">
            <text:p>68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8" table:style-name="ce1">
            <text:p>-8</text:p>
          </table:table-cell>
          <table:table-cell table:number-columns-repeated="16346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3862" table:style-name="ce1">
            <text:p>1938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-16" table:style-name="ce1">
            <text:p>-16</text:p>
          </table:table-cell>
          <table:table-cell table:number-columns-repeated="16346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9" table:style-name="ce1">
            <text:p>7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18" table:style-name="ce1">
            <text:p>-18</text:p>
          </table:table-cell>
          <table:table-cell table:number-columns-repeated="16346"/>
        </table:table-row>
        <table:table-row table:number-rows-repeated="1048561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31M6.000S" table:style-name="ce9">
            <text:p>12:31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1M6.000S" table:style-name="ce10">
            <text:p>12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31M36.000S" table:style-name="ce9">
            <text:p>12:31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1M36.000S" table:style-name="ce10">
            <text:p>12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32M6.000S" table:style-name="ce9">
            <text:p>12:32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2M6.000S" table:style-name="ce10">
            <text:p>12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32M36.000S" table:style-name="ce9">
            <text:p>12:32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2M36.000S" table:style-name="ce10">
            <text:p>12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33M6.000S" table:style-name="ce9">
            <text:p>12:33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3M6.000S" table:style-name="ce10">
            <text:p>12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33M36.000S" table:style-name="ce9">
            <text:p>12:33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3M36.000S" table:style-name="ce10">
            <text:p>12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2H34M6.000S" table:style-name="ce9">
            <text:p>12:34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4M6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2H34M36.000S" table:style-name="ce9">
            <text:p>12:34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4M36.000S" table:style-name="ce10">
            <text:p>12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2H35M6.000S" table:style-name="ce9">
            <text:p>12:35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5M6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2H35M36.000S" table:style-name="ce9">
            <text:p>12:35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5M36.000S" table:style-name="ce10">
            <text:p>12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2H36M6.000S" table:style-name="ce9">
            <text:p>12:36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6M6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2</text:p>
          </table:table-cell>
          <table:table-cell office:value-type="time" office:time-value="PT12H36M36.000S" table:style-name="ce9">
            <text:p>12:36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6M36.000S" table:style-name="ce10">
            <text:p>12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3</text:p>
          </table:table-cell>
          <table:table-cell office:value-type="time" office:time-value="PT12H37M6.000S" table:style-name="ce9">
            <text:p>12:37:0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7M6.000S" table:style-name="ce10">
            <text:p>12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4</text:p>
          </table:table-cell>
          <table:table-cell office:value-type="time" office:time-value="PT12H37M36.000S" table:style-name="ce9">
            <text:p>12:37:36</text:p>
          </table:table-cell>
          <table:table-cell office:value-type="date" office:date-value="2012-04-20T00:00:00" table:style-name="ce3">
            <text:p>20-Apr-12</text:p>
          </table:table-cell>
          <table:table-cell office:value-type="time" office:time-value="PT984468H37M36.000S" table:style-name="ce10">
            <text:p>12:37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3.34722in" svg:width="13.09722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6.8" table:style-name="ce1">
            <text:p>6.8</text:p>
          </table:table-cell>
          <table:table-cell office:value-type="float" office:value="1.8" table:style-name="ce1">
            <text:p>1.8</text:p>
          </table:table-cell>
          <table:table-cell office:value-type="float" office:value="0.2" table:style-name="ce1">
            <text:p>0.2</text:p>
          </table:table-cell>
          <table:table-cell office:value-type="float" office:value="91.2" table:style-name="ce1">
            <text:p>91.2</text:p>
          </table:table-cell>
          <table:table-cell office:value-type="float" office:value="8.6" table:style-name="ce1">
            <text:p>8.6</text:p>
          </table:table-cell>
          <table:table-cell table:number-columns-repeated="1637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47.8" table:style-name="ce1">
            <text:p>47.8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45.2" table:style-name="ce1">
            <text:p>45.2</text:p>
          </table:table-cell>
          <table:table-cell office:value-type="float" office:value="54.8" table:style-name="ce1">
            <text:p>54.8</text:p>
          </table:table-cell>
          <table:table-cell table:number-columns-repeated="1637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2.8" table:style-name="ce1">
            <text:p>22.8</text:p>
          </table:table-cell>
          <table:table-cell office:value-type="float" office:value="77.199999999999989" table:style-name="ce1">
            <text:p>77.2</text:p>
          </table:table-cell>
          <table:table-cell table:number-columns-repeated="1637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54.2" table:style-name="ce1">
            <text:p>54.2</text:p>
          </table:table-cell>
          <table:table-cell office:value-type="float" office:value="9.5" table:style-name="ce1">
            <text:p>9.5</text:p>
          </table:table-cell>
          <table:table-cell office:value-type="float" office:value="0" table:style-name="ce1">
            <text:p>0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63.7" table:style-name="ce1">
            <text:p>63.7</text:p>
          </table:table-cell>
          <table:table-cell table:number-columns-repeated="1637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2.1" table:style-name="ce1">
            <text:p>62.1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72.5" table:style-name="ce1">
            <text:p>72.5</text:p>
          </table:table-cell>
          <table:table-cell table:number-columns-repeated="1637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8.3" table:style-name="ce1">
            <text:p>78.3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97.199999999999989" table:style-name="ce1">
            <text:p>97.2</text:p>
          </table:table-cell>
          <table:table-cell table:number-columns-repeated="1637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56.3" table:style-name="ce1">
            <text:p>56.3</text:p>
          </table:table-cell>
          <table:table-cell office:value-type="float" office:value="15" table:style-name="ce1">
            <text:p>15</text:p>
          </table:table-cell>
          <table:table-cell office:value-type="float" office:value="0.1" table:style-name="ce1">
            <text:p>0.1</text:p>
          </table:table-cell>
          <table:table-cell office:value-type="float" office:value="28.5" table:style-name="ce1">
            <text:p>28.5</text:p>
          </table:table-cell>
          <table:table-cell office:value-type="float" office:value="71.3" table:style-name="ce1">
            <text:p>71.3</text:p>
          </table:table-cell>
          <table:table-cell table:number-columns-repeated="1637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50.5" table:style-name="ce1">
            <text:p>50.5</text:p>
          </table:table-cell>
          <table:table-cell office:value-type="float" office:value="12.5" table:style-name="ce1">
            <text:p>12.5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55.8" table:style-name="ce1">
            <text:p>55.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0" table:style-name="ce1">
            <text:p>0</text:p>
          </table:table-cell>
          <table:table-cell office:value-type="float" office:value="26.3" table:style-name="ce1">
            <text:p>26.3</text:p>
          </table:table-cell>
          <table:table-cell office:value-type="float" office:value="73.699999999999989" table:style-name="ce1">
            <text:p>73.7</text:p>
          </table:table-cell>
          <table:table-cell table:number-columns-repeated="1637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7.6" table:style-name="ce1">
            <text:p>57.6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27.5" table:style-name="ce1">
            <text:p>27.5</text:p>
          </table:table-cell>
          <table:table-cell office:value-type="float" office:value="72.5" table:style-name="ce1">
            <text:p>72.5</text:p>
          </table:table-cell>
          <table:table-cell table:number-columns-repeated="1637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61.6" table:style-name="ce1">
            <text:p>61.6</text:p>
          </table:table-cell>
          <table:table-cell office:value-type="float" office:value="9.4" table:style-name="ce1">
            <text:p>9.4</text:p>
          </table:table-cell>
          <table:table-cell office:value-type="float" office:value="0.1" table:style-name="ce1">
            <text:p>0.1</text:p>
          </table:table-cell>
          <table:table-cell office:value-type="float" office:value="28.9" table:style-name="ce1">
            <text:p>28.9</text:p>
          </table:table-cell>
          <table:table-cell office:value-type="float" office:value="71" table:style-name="ce1">
            <text:p>71</text:p>
          </table:table-cell>
          <table:table-cell table:number-columns-repeated="1637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5.3" table:style-name="ce1">
            <text:p>15.3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83.2" table:style-name="ce1">
            <text:p>83.2</text:p>
          </table:table-cell>
          <table:table-cell office:value-type="float" office:value="16.7" table:style-name="ce1">
            <text:p>16.7</text:p>
          </table:table-cell>
          <table:table-cell table:number-columns-repeated="1637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8" table:style-name="ce1">
            <text:p>0.8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2" table:style-name="ce1">
            <text:p>99.2</text:p>
          </table:table-cell>
          <table:table-cell office:value-type="float" office:value="0.9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1" table:style-name="ce1">
            <text:p>0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764285714285712" table:style-name="ce1">
            <text:p>43.76428571</text:p>
          </table:table-cell>
          <table:table-cell office:value-type="float" office:value="9.3214285714285712" table:style-name="ce1">
            <text:p>9.321428571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46.871428571428567" table:style-name="ce1">
            <text:p>46.87142857</text:p>
          </table:table-cell>
          <table:table-cell office:value-type="float" office:value="53.085714285714289" table:style-name="ce1">
            <text:p>53.0857142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3.34722in" svg:width="13.09722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7.1" table:style-name="ce1">
            <text:p>7.1</text:p>
          </table:table-cell>
          <table:table-cell office:value-type="float" office:value="1.6" table:style-name="ce1">
            <text:p>1.6</text:p>
          </table:table-cell>
          <table:table-cell office:value-type="float" office:value="0.3" table:style-name="ce1">
            <text:p>0.3</text:p>
          </table:table-cell>
          <table:table-cell office:value-type="float" office:value="91.1" table:style-name="ce1">
            <text:p>91.1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49.6" table:style-name="ce1">
            <text:p>49.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2.3" table:style-name="ce1">
            <text:p>42.3</text:p>
          </table:table-cell>
          <table:table-cell office:value-type="float" office:value="57.6" table:style-name="ce1">
            <text:p>57.6</text:p>
          </table:table-cell>
          <table:table-cell table:number-columns-repeated="1637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64.900000000000006" table:style-name="ce1">
            <text:p>64.9</text:p>
          </table:table-cell>
          <table:table-cell office:value-type="float" office:value="11.9" table:style-name="ce1">
            <text:p>11.9</text:p>
          </table:table-cell>
          <table:table-cell office:value-type="float" office:value="0" table:style-name="ce1">
            <text:p>0</text:p>
          </table:table-cell>
          <table:table-cell office:value-type="float" office:value="23.3" table:style-name="ce1">
            <text:p>23.3</text:p>
          </table:table-cell>
          <table:table-cell office:value-type="float" office:value="76.800000000000011" table:style-name="ce1">
            <text:p>76.8</text:p>
          </table:table-cell>
          <table:table-cell table:number-columns-repeated="1637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50.9" table:style-name="ce1">
            <text:p>50.9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" table:style-name="ce1">
            <text:p>0</text:p>
          </table:table-cell>
          <table:table-cell office:value-type="float" office:value="44.5" table:style-name="ce1">
            <text:p>44.5</text:p>
          </table:table-cell>
          <table:table-cell office:value-type="float" office:value="55.5" table:style-name="ce1">
            <text:p>55.5</text:p>
          </table:table-cell>
          <table:table-cell table:number-columns-repeated="1637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2.8" table:style-name="ce1">
            <text:p>62.8</text:p>
          </table:table-cell>
          <table:table-cell office:value-type="float" office:value="12.4" table:style-name="ce1">
            <text:p>12.4</text:p>
          </table:table-cell>
          <table:table-cell office:value-type="float" office:value="0" table:style-name="ce1">
            <text:p>0</text:p>
          </table:table-cell>
          <table:table-cell office:value-type="float" office:value="24.8" table:style-name="ce1">
            <text:p>24.8</text:p>
          </table:table-cell>
          <table:table-cell office:value-type="float" office:value="75.2" table:style-name="ce1">
            <text:p>75.2</text:p>
          </table:table-cell>
          <table:table-cell table:number-columns-repeated="1637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3.599999999999994" table:style-name="ce1">
            <text:p>73.6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60" table:style-name="ce1">
            <text:p>60</text:p>
          </table:table-cell>
          <table:table-cell office:value-type="float" office:value="10.4" table:style-name="ce1">
            <text:p>10.4</text:p>
          </table:table-cell>
          <table:table-cell office:value-type="float" office:value="0.1" table:style-name="ce1">
            <text:p>0.1</text:p>
          </table:table-cell>
          <table:table-cell office:value-type="float" office:value="29.5" table:style-name="ce1">
            <text:p>29.5</text:p>
          </table:table-cell>
          <table:table-cell office:value-type="float" office:value="70.400000000000006" table:style-name="ce1">
            <text:p>70.4</text:p>
          </table:table-cell>
          <table:table-cell table:number-columns-repeated="1637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50.8" table:style-name="ce1">
            <text:p>50.8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63.099999999999994" table:style-name="ce1">
            <text:p>63.1</text:p>
          </table:table-cell>
          <table:table-cell table:number-columns-repeated="1637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57.2" table:style-name="ce1">
            <text:p>57.2</text:p>
          </table:table-cell>
          <table:table-cell office:value-type="float" office:value="14.7" table:style-name="ce1">
            <text:p>14.7</text:p>
          </table:table-cell>
          <table:table-cell office:value-type="float" office:value="0" table:style-name="ce1">
            <text:p>0</text:p>
          </table:table-cell>
          <table:table-cell office:value-type="float" office:value="28.1" table:style-name="ce1">
            <text:p>28.1</text:p>
          </table:table-cell>
          <table:table-cell office:value-type="float" office:value="71.900000000000006" table:style-name="ce1">
            <text:p>71.9</text:p>
          </table:table-cell>
          <table:table-cell table:number-columns-repeated="1637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9.3" table:style-name="ce1">
            <text:p>59.3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28.6" table:style-name="ce1">
            <text:p>28.6</text:p>
          </table:table-cell>
          <table:table-cell office:value-type="float" office:value="71.399999999999991" table:style-name="ce1">
            <text:p>71.4</text:p>
          </table:table-cell>
          <table:table-cell table:number-columns-repeated="1637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61.1" table:style-name="ce1">
            <text:p>61.1</text:p>
          </table:table-cell>
          <table:table-cell office:value-type="float" office:value="8.5" table:style-name="ce1">
            <text:p>8.5</text:p>
          </table:table-cell>
          <table:table-cell office:value-type="float" office:value="0" table:style-name="ce1">
            <text:p>0</text:p>
          </table:table-cell>
          <table:table-cell office:value-type="float" office:value="30.4" table:style-name="ce1">
            <text:p>30.4</text:p>
          </table:table-cell>
          <table:table-cell office:value-type="float" office:value="69.599999999999994" table:style-name="ce1">
            <text:p>69.6</text:p>
          </table:table-cell>
          <table:table-cell table:number-columns-repeated="1637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21.599999999999998" table:style-name="ce1">
            <text:p>21.6</text:p>
          </table:table-cell>
          <table:table-cell table:number-columns-repeated="1637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3" table:style-name="ce1">
            <text:p>0.3</text:p>
          </table:table-cell>
          <table:table-cell office:value-type="float" office:value="0.8" table:style-name="ce1">
            <text:p>0.8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.4" table:style-name="ce1">
            <text:p>0.4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9" table:style-name="ce1">
            <text:p>98.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099999999999987" table:style-name="ce1">
            <text:p>44.1</text:p>
          </table:table-cell>
          <table:table-cell office:value-type="float" office:value="8.6" table:style-name="ce1">
            <text:p>8.6</text:p>
          </table:table-cell>
          <table:table-cell office:value-type="float" office:value="2.8571428571428574E-2" table:style-name="ce1">
            <text:p>0.028571429</text:p>
          </table:table-cell>
          <table:table-cell office:value-type="float" office:value="47.285714285714285" table:style-name="ce1">
            <text:p>47.28571429</text:p>
          </table:table-cell>
          <table:table-cell office:value-type="float" office:value="52.7" table:style-name="ce1">
            <text:p>52.7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3.34722in" svg:width="13.09722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5.7" table:style-name="ce1">
            <text:p>5.7</text:p>
          </table:table-cell>
          <table:table-cell office:value-type="float" office:value="1.6" table:style-name="ce1">
            <text:p>1.6</text:p>
          </table:table-cell>
          <table:table-cell office:value-type="float" office:value="0.2" table:style-name="ce1">
            <text:p>0.2</text:p>
          </table:table-cell>
          <table:table-cell office:value-type="float" office:value="92.5" table:style-name="ce1">
            <text:p>92.5</text:p>
          </table:table-cell>
          <table:table-cell office:value-type="float" office:value="7.3000000000000007" table:style-name="ce1">
            <text:p>7.3</text:p>
          </table:table-cell>
          <table:table-cell table:number-columns-repeated="1637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50.2" table:style-name="ce1">
            <text:p>50.2</text:p>
          </table:table-cell>
          <table:table-cell office:value-type="float" office:value="7.3" table:style-name="ce1">
            <text:p>7.3</text:p>
          </table:table-cell>
          <table:table-cell office:value-type="float" office:value="0" table:style-name="ce1">
            <text:p>0</text:p>
          </table:table-cell>
          <table:table-cell office:value-type="float" office:value="42.6" table:style-name="ce1">
            <text:p>42.6</text:p>
          </table:table-cell>
          <table:table-cell office:value-type="float" office:value="57.5" table:style-name="ce1">
            <text:p>57.5</text:p>
          </table:table-cell>
          <table:table-cell table:number-columns-repeated="1637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66.099999999999994" table:style-name="ce1">
            <text:p>66.1</text:p>
          </table:table-cell>
          <table:table-cell office:value-type="float" office:value="14.8" table:style-name="ce1">
            <text:p>14.8</text:p>
          </table:table-cell>
          <table:table-cell office:value-type="float" office:value="0.2" table:style-name="ce1">
            <text:p>0.2</text:p>
          </table:table-cell>
          <table:table-cell office:value-type="float" office:value="19" table:style-name="ce1">
            <text:p>19</text:p>
          </table:table-cell>
          <table:table-cell office:value-type="float" office:value="80.899999999999991" table:style-name="ce1">
            <text:p>80.9</text:p>
          </table:table-cell>
          <table:table-cell table:number-columns-repeated="1637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49.1" table:style-name="ce1">
            <text:p>49.1</text:p>
          </table:table-cell>
          <table:table-cell office:value-type="float" office:value="8.4" table:style-name="ce1">
            <text:p>8.4</text:p>
          </table:table-cell>
          <table:table-cell office:value-type="float" office:value="0.3" table:style-name="ce1">
            <text:p>0.3</text:p>
          </table:table-cell>
          <table:table-cell office:value-type="float" office:value="42.3" table:style-name="ce1">
            <text:p>42.3</text:p>
          </table:table-cell>
          <table:table-cell office:value-type="float" office:value="57.5" table:style-name="ce1">
            <text:p>57.5</text:p>
          </table:table-cell>
          <table:table-cell table:number-columns-repeated="1637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2.8" table:style-name="ce1">
            <text:p>62.8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23.9" table:style-name="ce1">
            <text:p>23.9</text:p>
          </table:table-cell>
          <table:table-cell office:value-type="float" office:value="76.099999999999994" table:style-name="ce1">
            <text:p>76.1</text:p>
          </table:table-cell>
          <table:table-cell table:number-columns-repeated="1637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2.599999999999994" table:style-name="ce1">
            <text:p>72.6</text:p>
          </table:table-cell>
          <table:table-cell office:value-type="float" office:value="20.8" table:style-name="ce1">
            <text:p>20.8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93.399999999999991" table:style-name="ce1">
            <text:p>93.4</text:p>
          </table:table-cell>
          <table:table-cell table:number-columns-repeated="1637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56.7" table:style-name="ce1">
            <text:p>56.7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30.7" table:style-name="ce1">
            <text:p>30.7</text:p>
          </table:table-cell>
          <table:table-cell office:value-type="float" office:value="69.3" table:style-name="ce1">
            <text:p>69.3</text:p>
          </table:table-cell>
          <table:table-cell table:number-columns-repeated="1637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51.1" table:style-name="ce1">
            <text:p>51.1</text:p>
          </table:table-cell>
          <table:table-cell office:value-type="float" office:value="12.7" table:style-name="ce1">
            <text:p>12.7</text:p>
          </table:table-cell>
          <table:table-cell office:value-type="float" office:value="0.1" table:style-name="ce1">
            <text:p>0.1</text:p>
          </table:table-cell>
          <table:table-cell office:value-type="float" office:value="36.1" table:style-name="ce1">
            <text:p>36.1</text:p>
          </table:table-cell>
          <table:table-cell office:value-type="float" office:value="63.8" table:style-name="ce1">
            <text:p>63.8</text:p>
          </table:table-cell>
          <table:table-cell table:number-columns-repeated="1637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64.5" table:style-name="ce1">
            <text:p>64.5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table:number-columns-repeated="1637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61.3" table:style-name="ce1">
            <text:p>61.3</text:p>
          </table:table-cell>
          <table:table-cell office:value-type="float" office:value="11.6" table:style-name="ce1">
            <text:p>11.6</text:p>
          </table:table-cell>
          <table:table-cell office:value-type="float" office:value="0" table:style-name="ce1">
            <text:p>0</text:p>
          </table:table-cell>
          <table:table-cell office:value-type="float" office:value="27.2" table:style-name="ce1">
            <text:p>27.2</text:p>
          </table:table-cell>
          <table:table-cell office:value-type="float" office:value="72.899999999999991" table:style-name="ce1">
            <text:p>72.9</text:p>
          </table:table-cell>
          <table:table-cell table:number-columns-repeated="1637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58.1" table:style-name="ce1">
            <text:p>58.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0" table:style-name="ce1">
            <text:p>0</text:p>
          </table:table-cell>
          <table:table-cell office:value-type="float" office:value="33.1" table:style-name="ce1">
            <text:p>33.1</text:p>
          </table:table-cell>
          <table:table-cell office:value-type="float" office:value="66.900000000000006" table:style-name="ce1">
            <text:p>66.9</text:p>
          </table:table-cell>
          <table:table-cell table:number-columns-repeated="1637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6" table:style-name="ce1">
            <text:p>16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82.7" table:style-name="ce1">
            <text:p>82.7</text:p>
          </table:table-cell>
          <table:table-cell office:value-type="float" office:value="17.3" table:style-name="ce1">
            <text:p>17.3</text:p>
          </table:table-cell>
          <table:table-cell table:number-columns-repeated="1637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3.871428571428574" table:style-name="ce1">
            <text:p>43.87142857</text:p>
          </table:table-cell>
          <table:table-cell office:value-type="float" office:value="9.0499999999999989" table:style-name="ce1">
            <text:p>9.05</text:p>
          </table:table-cell>
          <table:table-cell office:value-type="float" office:value="5.7142857142857141E-2" table:style-name="ce1">
            <text:p>0.057142857</text:p>
          </table:table-cell>
          <table:table-cell office:value-type="float" office:value="47.042857142857144" table:style-name="ce1">
            <text:p>47.04285714</text:p>
          </table:table-cell>
          <table:table-cell office:value-type="float" office:value="52.921428571428564" table:style-name="ce1">
            <text:p>52.92142857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3.34722in" svg:width="13.09722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468H31M6.000S" table:style-name="ce9">
            <text:p>12:31:06</text:p>
          </table:table-cell>
          <table:table-cell office:value-type="float" office:value="5.4" table:style-name="ce1">
            <text:p>5.4</text:p>
          </table:table-cell>
          <table:table-cell office:value-type="float" office:value="1.5" table:style-name="ce1">
            <text:p>1.5</text:p>
          </table:table-cell>
          <table:table-cell office:value-type="float" office:value="0.1" table:style-name="ce1">
            <text:p>0.1</text:p>
          </table:table-cell>
          <table:table-cell office:value-type="float" office:value="93" table:style-name="ce1">
            <text:p>93</text:p>
          </table:table-cell>
          <table:table-cell office:value-type="float" office:value="6.9" table:style-name="ce1">
            <text:p>6.9</text:p>
          </table:table-cell>
          <table:table-cell table:number-columns-repeated="16378"/>
        </table:table-row>
        <table:table-row table:style-name="ro1">
          <table:table-cell office:value-type="time" office:time-value="PT984468H31M36.000S" table:style-name="ce9">
            <text:p>12:31:36</text:p>
          </table:table-cell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2.1" table:style-name="ce1">
            <text:p>42.1</text:p>
          </table:table-cell>
          <table:table-cell office:value-type="float" office:value="58" table:style-name="ce1">
            <text:p>58</text:p>
          </table:table-cell>
          <table:table-cell table:number-columns-repeated="16378"/>
        </table:table-row>
        <table:table-row table:style-name="ro1">
          <table:table-cell office:value-type="time" office:time-value="PT984468H32M6.000S" table:style-name="ce9">
            <text:p>12:32:06</text:p>
          </table:table-cell>
          <table:table-cell office:value-type="float" office:value="69.099999999999994" table:style-name="ce1">
            <text:p>69.1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17.3" table:style-name="ce1">
            <text:p>17.3</text:p>
          </table:table-cell>
          <table:table-cell office:value-type="float" office:value="82.699999999999989" table:style-name="ce1">
            <text:p>82.7</text:p>
          </table:table-cell>
          <table:table-cell table:number-columns-repeated="16378"/>
        </table:table-row>
        <table:table-row table:style-name="ro1">
          <table:table-cell office:value-type="time" office:time-value="PT984468H32M36.000S" table:style-name="ce9">
            <text:p>12:32:36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0.1" table:style-name="ce1">
            <text:p>40.1</text:p>
          </table:table-cell>
          <table:table-cell office:value-type="float" office:value="60" table:style-name="ce1">
            <text:p>60</text:p>
          </table:table-cell>
          <table:table-cell table:number-columns-repeated="16378"/>
        </table:table-row>
        <table:table-row table:style-name="ro1">
          <table:table-cell office:value-type="time" office:time-value="PT984468H33M6.000S" table:style-name="ce9">
            <text:p>12:33:06</text:p>
          </table:table-cell>
          <table:table-cell office:value-type="float" office:value="64.8" table:style-name="ce1">
            <text:p>64.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5.2" table:style-name="ce1">
            <text:p>25.2</text:p>
          </table:table-cell>
          <table:table-cell office:value-type="float" office:value="74.8" table:style-name="ce1">
            <text:p>74.8</text:p>
          </table:table-cell>
          <table:table-cell table:number-columns-repeated="16378"/>
        </table:table-row>
        <table:table-row table:style-name="ro1">
          <table:table-cell office:value-type="time" office:time-value="PT984468H33M36.000S" table:style-name="ce9">
            <text:p>12:33:36</text:p>
          </table:table-cell>
          <table:table-cell office:value-type="float" office:value="72.400000000000006" table:style-name="ce1">
            <text:p>72.4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6.7" table:style-name="ce1">
            <text:p>6.7</text:p>
          </table:table-cell>
          <table:table-cell office:value-type="float" office:value="93.300000000000011" table:style-name="ce1">
            <text:p>93.3</text:p>
          </table:table-cell>
          <table:table-cell table:number-columns-repeated="16378"/>
        </table:table-row>
        <table:table-row table:style-name="ro1">
          <table:table-cell office:value-type="time" office:time-value="PT984468H34M6.000S" table:style-name="ce9">
            <text:p>12:34:06</text:p>
          </table:table-cell>
          <table:table-cell office:value-type="float" office:value="66.900000000000006" table:style-name="ce1">
            <text:p>66.9</text:p>
          </table:table-cell>
          <table:table-cell office:value-type="float" office:value="11.5" table:style-name="ce1">
            <text:p>11.5</text:p>
          </table:table-cell>
          <table:table-cell office:value-type="float" office:value="0" table:style-name="ce1">
            <text:p>0</text:p>
          </table:table-cell>
          <table:table-cell office:value-type="float" office:value="21.5" table:style-name="ce1">
            <text:p>21.5</text:p>
          </table:table-cell>
          <table:table-cell office:value-type="float" office:value="78.400000000000006" table:style-name="ce1">
            <text:p>78.4</text:p>
          </table:table-cell>
          <table:table-cell table:number-columns-repeated="16378"/>
        </table:table-row>
        <table:table-row table:style-name="ro1">
          <table:table-cell office:value-type="time" office:time-value="PT984468H34M36.000S" table:style-name="ce9">
            <text:p>12:34:36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78"/>
        </table:table-row>
        <table:table-row table:style-name="ro1">
          <table:table-cell office:value-type="time" office:time-value="PT984468H35M6.000S" table:style-name="ce9">
            <text:p>12:35:06</text:p>
          </table:table-cell>
          <table:table-cell office:value-type="float" office:value="60.6" table:style-name="ce1">
            <text:p>60.6</text:p>
          </table:table-cell>
          <table:table-cell office:value-type="float" office:value="13.4" table:style-name="ce1">
            <text:p>13.4</text:p>
          </table:table-cell>
          <table:table-cell office:value-type="float" office:value="0.1" table:style-name="ce1">
            <text:p>0.1</text:p>
          </table:table-cell>
          <table:table-cell office:value-type="float" office:value="25.9" table:style-name="ce1">
            <text:p>25.9</text:p>
          </table:table-cell>
          <table:table-cell office:value-type="float" office:value="74" table:style-name="ce1">
            <text:p>74</text:p>
          </table:table-cell>
          <table:table-cell table:number-columns-repeated="16378"/>
        </table:table-row>
        <table:table-row table:style-name="ro1">
          <table:table-cell office:value-type="time" office:time-value="PT984468H35M36.000S" table:style-name="ce9">
            <text:p>12:35:36</text:p>
          </table:table-cell>
          <table:table-cell office:value-type="float" office:value="57.8" table:style-name="ce1">
            <text:p>57.8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29.4" table:style-name="ce1">
            <text:p>29.4</text:p>
          </table:table-cell>
          <table:table-cell office:value-type="float" office:value="70.599999999999994" table:style-name="ce1">
            <text:p>70.6</text:p>
          </table:table-cell>
          <table:table-cell table:number-columns-repeated="16378"/>
        </table:table-row>
        <table:table-row table:style-name="ro1">
          <table:table-cell office:value-type="time" office:time-value="PT984468H36M6.000S" table:style-name="ce9">
            <text:p>12:36:06</text:p>
          </table:table-cell>
          <table:table-cell office:value-type="float" office:value="59.3" table:style-name="ce1">
            <text:p>59.3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0" table:style-name="ce1">
            <text:p>0</text:p>
          </table:table-cell>
          <table:table-cell office:value-type="float" office:value="31.4" table:style-name="ce1">
            <text:p>31.4</text:p>
          </table:table-cell>
          <table:table-cell office:value-type="float" office:value="68.599999999999994" table:style-name="ce1">
            <text:p>68.6</text:p>
          </table:table-cell>
          <table:table-cell table:number-columns-repeated="16378"/>
        </table:table-row>
        <table:table-row table:style-name="ro1">
          <table:table-cell office:value-type="time" office:time-value="PT984468H36M36.000S" table:style-name="ce9">
            <text:p>12:36:36</text:p>
          </table:table-cell>
          <table:table-cell office:value-type="float" office:value="15.8" table:style-name="ce1">
            <text:p>15.8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82.7" table:style-name="ce1">
            <text:p>82.7</text:p>
          </table:table-cell>
          <table:table-cell office:value-type="float" office:value="17.3" table:style-name="ce1">
            <text:p>17.3</text:p>
          </table:table-cell>
          <table:table-cell table:number-columns-repeated="16378"/>
        </table:table-row>
        <table:table-row table:style-name="ro1">
          <table:table-cell office:value-type="time" office:time-value="PT984468H37M6.000S" table:style-name="ce9">
            <text:p>12:37:06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99.9" table:style-name="ce1">
            <text:p>99.9</text:p>
          </table:table-cell>
          <table:table-cell office:value-type="float" office:value="0.2" table:style-name="ce1">
            <text:p>0.2</text:p>
          </table:table-cell>
          <table:table-cell table:number-columns-repeated="16378"/>
        </table:table-row>
        <table:table-row table:style-name="ro1">
          <table:table-cell office:value-type="time" office:time-value="PT984468H37M36.000S" table:style-name="ce9">
            <text:p>12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4.371428571428567" table:style-name="ce1">
            <text:p>44.37142857</text:p>
          </table:table-cell>
          <table:table-cell office:value-type="float" office:value="9.1142857142857139" table:style-name="ce1">
            <text:p>9.114285714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46.514285714285712" table:style-name="ce1">
            <text:p>46.51428571</text:p>
          </table:table-cell>
          <table:table-cell office:value-type="float" office:value="53.485714285714288" table:style-name="ce1">
            <text:p>53.48571429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 table:contains-header="false">
          <table:sort>
            <table:sort-by table:field-number="0"/>
          </table:sort>
        </table:database-range>
        <table:database-range table:target-range-address="DISKBSIZE.B1:DISKBSIZE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BUSY.B1:DISKBUSY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READ.B1:DISKREAD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WRITE.B1:DISKWRITE.E20" table:contains-header="false" table:orientation="column">
          <table:sort>
            <table:sort-by table:field-number="19" table:order="descending"/>
          </table:sort>
        </table:database-range>
        <table:database-range table:target-range-address="DISKXFER.B1:DISKXFER.E20" table:contains-header="false" table:orientation="column">
          <table:sort>
            <table:sort-by table:field-number="19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Windows User</meta:initial-creator>
    <dc:creator>Afour</dc:creator>
    <meta:creation-date>2012-04-20T07:47:49Z</meta:creation-date>
    <dc:date>2012-04-20T07:51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System Summary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5" chart:class="chart:line" chart:attached-axis="primary-y" chart:style-name="G0S0">
            <chart:data-point chart:repeated="14"/>
          </chart:series>
          <chart:series chart:values-cell-range-address="DISK_SUMM.$D$2:.$D$15" chart:class="chart:line" chart:attached-axis="secondary-y" chart:style-name="G1S0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%Busy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5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5" chart:class="chart:line" chart:attached-axis="primary-y" chart:style-name="G0S0">
            <chart:data-point chart:repeated="14"/>
          </chart:series>
          <chart:series chart:label-cell-address="DISKBUSY.$C$1" chart:values-cell-range-address="DISKBUSY.$C$2:.$C$15" chart:class="chart:line" chart:attached-axis="primary-y" chart:style-name="G0S1">
            <chart:data-point chart:repeated="14"/>
          </chart:series>
          <chart:series chart:label-cell-address="DISKBUSY.$D$1" chart:values-cell-range-address="DISKBUSY.$D$2:.$D$15" chart:class="chart:line" chart:attached-axis="primary-y" chart:style-name="G0S2">
            <chart:data-point chart:repeated="14"/>
          </chart:series>
          <chart:series chart:label-cell-address="DISKBUSY.$E$1" chart:values-cell-range-address="DISKBUSY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Read KB/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7:.$E$17" chart:class="chart:bar" chart:attached-axis="primary-y" chart:style-name="G0S0">
            <chart:data-point chart:repeated="4"/>
          </chart:series>
          <chart:series chart:values-cell-range-address="DISKREAD.$B$18:.$E$18" chart:class="chart:bar" chart:attached-axis="primary-y" chart:style-name="G0S1">
            <chart:data-point chart:repeated="4"/>
          </chart:series>
          <chart:series chart:values-cell-range-address="DISKREAD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Read KB/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5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5" chart:class="chart:line" chart:attached-axis="primary-y" chart:style-name="G0S0">
            <chart:data-point chart:repeated="14"/>
          </chart:series>
          <chart:series chart:label-cell-address="DISKREAD.$C$1" chart:values-cell-range-address="DISKREAD.$C$2:.$C$15" chart:class="chart:line" chart:attached-axis="primary-y" chart:style-name="G0S1">
            <chart:data-point chart:repeated="14"/>
          </chart:series>
          <chart:series chart:label-cell-address="DISKREAD.$D$1" chart:values-cell-range-address="DISKREAD.$D$2:.$D$15" chart:class="chart:line" chart:attached-axis="primary-y" chart:style-name="G0S2">
            <chart:data-point chart:repeated="14"/>
          </chart:series>
          <chart:series chart:label-cell-address="DISKREAD.$E$1" chart:values-cell-range-address="DISKREAD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Write KB/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7:.$E$17" chart:class="chart:bar" chart:attached-axis="primary-y" chart:style-name="G0S0">
            <chart:data-point chart:repeated="4"/>
          </chart:series>
          <chart:series chart:values-cell-range-address="DISKWRITE.$B$18:.$E$18" chart:class="chart:bar" chart:attached-axis="primary-y" chart:style-name="G0S1">
            <chart:data-point chart:repeated="4"/>
          </chart:series>
          <chart:series chart:values-cell-range-address="DISKWRITE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Write KB/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5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5" chart:class="chart:line" chart:attached-axis="primary-y" chart:style-name="G0S0">
            <chart:data-point chart:repeated="14"/>
          </chart:series>
          <chart:series chart:label-cell-address="DISKWRITE.$C$1" chart:values-cell-range-address="DISKWRITE.$C$2:.$C$15" chart:class="chart:line" chart:attached-axis="primary-y" chart:style-name="G0S1">
            <chart:data-point chart:repeated="14"/>
          </chart:series>
          <chart:series chart:label-cell-address="DISKWRITE.$D$1" chart:values-cell-range-address="DISKWRITE.$D$2:.$D$15" chart:class="chart:line" chart:attached-axis="primary-y" chart:style-name="G0S2">
            <chart:data-point chart:repeated="14"/>
          </chart:series>
          <chart:series chart:label-cell-address="DISKWRITE.$E$1" chart:values-cell-range-address="DISKWRITE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ransfers per second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7:.$E$17" chart:class="chart:bar" chart:attached-axis="primary-y" chart:style-name="G0S0">
            <chart:data-point chart:repeated="4"/>
          </chart:series>
          <chart:series chart:values-cell-range-address="DISKXFER.$B$18:.$E$18" chart:class="chart:bar" chart:attached-axis="primary-y" chart:style-name="G0S1">
            <chart:data-point chart:repeated="4"/>
          </chart:series>
          <chart:series chart:values-cell-range-address="DISKXFER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transfers per second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5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5" chart:class="chart:line" chart:attached-axis="primary-y" chart:style-name="G0S0">
            <chart:data-point chart:repeated="14"/>
          </chart:series>
          <chart:series chart:label-cell-address="DISKXFER.$C$1" chart:values-cell-range-address="DISKXFER.$C$2:.$C$15" chart:class="chart:line" chart:attached-axis="primary-y" chart:style-name="G0S1">
            <chart:data-point chart:repeated="14"/>
          </chart:series>
          <chart:series chart:label-cell-address="DISKXFER.$D$1" chart:values-cell-range-address="DISKXFER.$D$2:.$D$15" chart:class="chart:line" chart:attached-axis="primary-y" chart:style-name="G0S2">
            <chart:data-point chart:repeated="14"/>
          </chart:series>
          <chart:series chart:label-cell-address="DISKXFER.$E$1" chart:values-cell-range-address="DISKXFER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JFS Filespace %Used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7" chart:values-cell-range-address="JFSFILE.$B$17:.$F$17" chart:class="chart:bar" chart:attached-axis="primary-y" chart:style-name="G0S0">
            <chart:data-point chart:repeated="5"/>
          </chart:series>
          <chart:series chart:label-cell-address="JFSFILE.$A$18" chart:values-cell-range-address="JFSFILE.$B$18:.$F$18" chart:class="chart:bar" chart:attached-axis="primary-y" chart:style-name="G0S1">
            <chart:data-point chart:repeated="5"/>
          </chart:series>
          <chart:series chart:label-cell-address="JFSFILE.$A$19" chart:values-cell-range-address="JFSFILE.$B$19:.$F$19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Memory MB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5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5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5"/>
          </chart:axis>
          <chart:axis chart:dimension="y" chart:name="primary-y" chart:style-name="Axs1"/>
          <chart:series chart:label-cell-address="MEM.$B$1" chart:values-cell-range-address="MEM.$B$2:.$B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Total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/>
          <chart:series chart:label-cell-address="CPU_ALL.$B$1" chart:values-cell-range-address="CPU_ALL.$B$2:.$B$15" chart:class="chart:area" chart:attached-axis="primary-y" chart:style-name="G0S0">
            <chart:data-point chart:repeated="14"/>
          </chart:series>
          <chart:series chart:label-cell-address="CPU_ALL.$C$1" chart:values-cell-range-address="CPU_ALL.$C$2:.$C$15" chart:class="chart:area" chart:attached-axis="primary-y" chart:style-name="G0S1">
            <chart:data-point chart:repeated="14"/>
          </chart:series>
          <chart:series chart:label-cell-address="CPU_ALL.$D$1" chart:values-cell-range-address="CPU_ALL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90_Threads (KB/s)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5"/>
          </chart:axis>
          <chart:axis chart:dimension="y" chart:name="primary-y" chart:style-name="Axs1"/>
          <chart:series chart:label-cell-address="NET.$I$1" chart:values-cell-range-address="NET.$I$2:.$I$15" chart:class="chart:area" chart:attached-axis="primary-y" chart:style-name="G0S1">
            <chart:data-point chart:repeated="14"/>
          </chart:series>
          <chart:series chart:label-cell-address="NET.$H$1" chart:values-cell-range-address="NET.$H$2:.$H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I/O JMeter_Test_9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7" chart:values-cell-range-address="NET.$B$17:.$E$17" chart:class="chart:bar" chart:attached-axis="primary-y" chart:style-name="G0S0">
            <chart:data-point chart:repeated="4"/>
          </chart:series>
          <chart:series chart:label-cell-address="NET.$A$18" chart:values-cell-range-address="NET.$B$18:.$E$18" chart:class="chart:bar" chart:attached-axis="primary-y" chart:style-name="G0S1">
            <chart:data-point chart:repeated="4"/>
          </chart:series>
          <chart:series chart:label-cell-address="NET.$A$19" chart:values-cell-range-address="NET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Network I/O JMeter_Test_90_Threads (KB/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5"/>
          </chart:axis>
          <chart:axis chart:dimension="y" chart:name="primary-y" chart:style-name="Axs1"/>
          <chart:series chart:label-cell-address="NET.$B$1" chart:values-cell-range-address="NET.$B$2:.$B$15" chart:class="chart:area" chart:attached-axis="primary-y" chart:style-name="G0S0">
            <chart:data-point chart:repeated="14"/>
          </chart:series>
          <chart:series chart:label-cell-address="NET.$C$1" chart:values-cell-range-address="NET.$C$2:.$C$15" chart:class="chart:area" chart:attached-axis="primary-y" chart:style-name="G0S1">
            <chart:data-point chart:repeated="14"/>
          </chart:series>
          <chart:series chart:label-cell-address="NET.$D$1" chart:values-cell-range-address="NET.$D$2:.$D$15" chart:class="chart:area" chart:attached-axis="primary-y" chart:style-name="G0S2">
            <chart:data-point chart:repeated="14"/>
          </chart:series>
          <chart:series chart:label-cell-address="NET.$E$1" chart:values-cell-range-address="NET.$E$2:.$E$15" chart:class="chart:area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Network Packet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7" chart:values-cell-range-address="NETPACKET.$B$17:.$E$17" chart:class="chart:bar" chart:attached-axis="primary-y" chart:style-name="G0S0">
            <chart:data-point chart:repeated="4"/>
          </chart:series>
          <chart:series chart:label-cell-address="NETPACKET.$A$18" chart:values-cell-range-address="NETPACKET.$B$18:.$E$18" chart:class="chart:bar" chart:attached-axis="primary-y" chart:style-name="G0S1">
            <chart:data-point chart:repeated="4"/>
          </chart:series>
          <chart:series chart:label-cell-address="NETPACKET.$A$19" chart:values-cell-range-address="NETPACKET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Network Packet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5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5" chart:class="chart:line" chart:attached-axis="primary-y" chart:style-name="G0S0">
            <chart:data-point chart:repeated="14"/>
          </chart:series>
          <chart:series chart:label-cell-address="NETPACKET.$C$1" chart:values-cell-range-address="NETPACKET.$C$2:.$C$15" chart:class="chart:line" chart:attached-axis="primary-y" chart:style-name="G0S1">
            <chart:data-point chart:repeated="14"/>
          </chart:series>
          <chart:series chart:label-cell-address="NETPACKET.$D$1" chart:values-cell-range-address="NETPACKET.$D$2:.$D$15" chart:class="chart:line" chart:attached-axis="primary-y" chart:style-name="G0S2">
            <chart:data-point chart:repeated="14"/>
          </chart:series>
          <chart:series chart:label-cell-address="NETPACKET.$E$1" chart:values-cell-range-address="NETPACKET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5" chart:class="chart:line" chart:attached-axis="primary-y" chart:style-name="G0S0">
            <chart:data-point chart:repeated="14"/>
          </chart:series>
          <chart:series chart:label-cell-address="PROC.$C$1" chart:values-cell-range-address="PROC.$C$2:.$C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5" chart:class="chart:line" chart:attached-axis="primary-y" chart:style-name="G0S0">
            <chart:data-point chart:repeated="14"/>
          </chart:series>
          <chart:series chart:values-cell-range-address="PROC.$E$2:.$E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Processe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5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5" chart:class="chart:line" chart:attached-axis="primary-y" chart:style-name="G0S0">
            <chart:data-point chart:repeated="14"/>
          </chart:series>
          <chart:series chart:values-cell-range-address="PROC.$I$2:.$I$15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File-backed paging (kBy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5"/>
          </chart:axis>
          <chart:axis chart:dimension="y" chart:name="primary-y" chart:style-name="Axs1"/>
          <chart:series chart:label-cell-address="VM.$H$1" chart:values-cell-range-address="VM.$H$2:.$H$15" chart:class="chart:area" chart:attached-axis="primary-y" chart:style-name="G0S0">
            <chart:data-point chart:repeated="14"/>
          </chart:series>
          <chart:series chart:label-cell-address="VM.$I$1" chart:values-cell-range-address="VM.$I$2:.$I$15" chart:class="chart:area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Swap-space activity (kBytes/sec) ubuntuServer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5"/>
          </chart:axis>
          <chart:axis chart:dimension="y" chart:name="primary-y" chart:style-name="Axs1"/>
          <chart:series chart:label-cell-address="VM.$J$1" chart:values-cell-range-address="VM.$J$2:.$J$15" chart:class="chart:area" chart:attached-axis="primary-y" chart:style-name="G0S0">
            <chart:data-point chart:repeated="14"/>
          </chart:series>
          <chart:series chart:label-cell-address="VM.$K$1" chart:values-cell-range-address="VM.$K$2:.$K$15" chart:class="chart:area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5"/>
          </chart:axis>
          <chart:axis chart:dimension="y" chart:name="primary-y" chart:style-name="Axs1"/>
          <chart:series chart:label-cell-address="CPU_ALL.$G$1" chart:values-cell-range-address="CPU_ALL.$G$2:.$G$15" chart:class="chart:area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1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5"/>
          </chart:axis>
          <chart:axis chart:dimension="y" chart:name="primary-y" chart:style-name="Axs1"/>
          <chart:series chart:label-cell-address="CPU01.$B$1" chart:values-cell-range-address="CPU01.$B$2:.$B$15" chart:class="chart:area" chart:attached-axis="primary-y" chart:style-name="G0S0">
            <chart:data-point chart:repeated="14"/>
          </chart:series>
          <chart:series chart:label-cell-address="CPU01.$C$1" chart:values-cell-range-address="CPU01.$C$2:.$C$15" chart:class="chart:area" chart:attached-axis="primary-y" chart:style-name="G0S1">
            <chart:data-point chart:repeated="14"/>
          </chart:series>
          <chart:series chart:label-cell-address="CPU01.$D$1" chart:values-cell-range-address="CPU01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2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5"/>
          </chart:axis>
          <chart:axis chart:dimension="y" chart:name="primary-y" chart:style-name="Axs1"/>
          <chart:series chart:label-cell-address="CPU02.$B$1" chart:values-cell-range-address="CPU02.$B$2:.$B$15" chart:class="chart:area" chart:attached-axis="primary-y" chart:style-name="G0S0">
            <chart:data-point chart:repeated="14"/>
          </chart:series>
          <chart:series chart:label-cell-address="CPU02.$C$1" chart:values-cell-range-address="CPU02.$C$2:.$C$15" chart:class="chart:area" chart:attached-axis="primary-y" chart:style-name="G0S1">
            <chart:data-point chart:repeated="14"/>
          </chart:series>
          <chart:series chart:label-cell-address="CPU02.$D$1" chart:values-cell-range-address="CPU02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3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5"/>
          </chart:axis>
          <chart:axis chart:dimension="y" chart:name="primary-y" chart:style-name="Axs1"/>
          <chart:series chart:label-cell-address="CPU03.$B$1" chart:values-cell-range-address="CPU03.$B$2:.$B$15" chart:class="chart:area" chart:attached-axis="primary-y" chart:style-name="G0S0">
            <chart:data-point chart:repeated="14"/>
          </chart:series>
          <chart:series chart:label-cell-address="CPU03.$C$1" chart:values-cell-range-address="CPU03.$C$2:.$C$15" chart:class="chart:area" chart:attached-axis="primary-y" chart:style-name="G0S1">
            <chart:data-point chart:repeated="14"/>
          </chart:series>
          <chart:series chart:label-cell-address="CPU03.$D$1" chart:values-cell-range-address="CPU03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CPU 4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5"/>
          </chart:axis>
          <chart:axis chart:dimension="y" chart:name="primary-y" chart:style-name="Axs1"/>
          <chart:series chart:label-cell-address="CPU04.$B$1" chart:values-cell-range-address="CPU04.$B$2:.$B$15" chart:class="chart:area" chart:attached-axis="primary-y" chart:style-name="G0S0">
            <chart:data-point chart:repeated="14"/>
          </chart:series>
          <chart:series chart:label-cell-address="CPU04.$C$1" chart:values-cell-range-address="CPU04.$C$2:.$C$15" chart:class="chart:area" chart:attached-axis="primary-y" chart:style-name="G0S1">
            <chart:data-point chart:repeated="14"/>
          </chart:series>
          <chart:series chart:label-cell-address="CPU04.$D$1" chart:values-cell-range-address="CPU04.$D$2:.$D$15" chart:class="chart:area" chart:attached-axis="primary-y" chart:style-name="G0S2">
            <chart:data-point chart:repeated="14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CPU by Processor ubuntuServer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3.0pt" chart:style-name="Crt0">
        <chart:title chart:style-name="CT00">
          <text:p text:style-name="a0" text:class-names="" text:cond-style-name="">Disk total KB/s JMeter_Test_90_Threads - 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5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5" chart:class="chart:area" chart:attached-axis="primary-y" chart:style-name="G0S0">
            <chart:data-point chart:repeated="14"/>
          </chart:series>
          <chart:series chart:label-cell-address="DISK_SUMM.$C$1" chart:values-cell-range-address="DISK_SUMM.$C$2:.$C$15" chart:class="chart:area" chart:attached-axis="primary-y" chart:style-name="G0S1">
            <chart:data-point chart:repeated="14"/>
          </chart:series>
          <chart:series chart:values-cell-range-address="DISK_SUMM.$D$2:.$D$15" chart:class="chart:line" chart:attached-axis="secondary-y" chart:style-name="G1S0">
            <chart:data-point chart:repeated="1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total KB/s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7" chart:values-cell-range-address="DISK_SUMM.$B$17:.$D$17" chart:class="chart:bar" chart:attached-axis="primary-y" chart:style-name="G0S0">
            <chart:data-point chart:repeated="3"/>
          </chart:series>
          <chart:series chart:label-cell-address="DISK_SUMM.$A$18" chart:values-cell-range-address="DISK_SUMM.$B$18:.$D$18" chart:class="chart:bar" chart:attached-axis="primary-y" chart:style-name="G0S1">
            <chart:data-point chart:repeated="3"/>
          </chart:series>
          <chart:series chart:label-cell-address="DISK_SUMM.$A$19" chart:values-cell-range-address="DISK_SUMM.$B$19:.$D$19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Block Size JMeter_Test_9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7:.$E$17" chart:class="chart:bar" chart:attached-axis="primary-y" chart:style-name="G0S0">
            <chart:data-point chart:repeated="4"/>
          </chart:series>
          <chart:series chart:values-cell-range-address="DISKBSIZE.$B$18:.$E$18" chart:class="chart:bar" chart:attached-axis="primary-y" chart:style-name="G0S1">
            <chart:data-point chart:repeated="4"/>
          </chart:series>
          <chart:series chart:values-cell-range-address="DISKBSIZE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3.0pt" chart:style-name="Crt0">
        <chart:title chart:style-name="CT00">
          <text:p text:style-name="a0" text:class-names="" text:cond-style-name="">Disk Block Size JMeter_Test_90_Threads (Kbytes)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5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5" chart:class="chart:line" chart:attached-axis="primary-y" chart:style-name="G0S0">
            <chart:data-point chart:repeated="14"/>
          </chart:series>
          <chart:series chart:label-cell-address="DISKBSIZE.$C$1" chart:values-cell-range-address="DISKBSIZE.$C$2:.$C$15" chart:class="chart:line" chart:attached-axis="primary-y" chart:style-name="G0S1">
            <chart:data-point chart:repeated="14"/>
          </chart:series>
          <chart:series chart:label-cell-address="DISKBSIZE.$D$1" chart:values-cell-range-address="DISKBSIZE.$D$2:.$D$15" chart:class="chart:line" chart:attached-axis="primary-y" chart:style-name="G0S2">
            <chart:data-point chart:repeated="14"/>
          </chart:series>
          <chart:series chart:label-cell-address="DISKBSIZE.$E$1" chart:values-cell-range-address="DISKBSIZE.$E$2:.$E$15" chart:class="chart:line" chart:attached-axis="primary-y" chart:style-name="G0S3">
            <chart:data-point chart:repeated="1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3.0pt" chart:style-name="Crt0">
        <chart:title chart:style-name="CT00">
          <text:p text:style-name="a0" text:class-names="" text:cond-style-name="">Disk %Busy JMeter_Test_90_Threads <text:s text:c="1"/>4/2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7:.$E$17" chart:class="chart:bar" chart:attached-axis="primary-y" chart:style-name="G0S0">
            <chart:data-point chart:repeated="4"/>
          </chart:series>
          <chart:series chart:values-cell-range-address="DISKBUSY.$B$18:.$E$18" chart:class="chart:bar" chart:attached-axis="primary-y" chart:style-name="G0S1">
            <chart:data-point chart:repeated="4"/>
          </chart:series>
          <chart:series chart:values-cell-range-address="DISKBUSY.$B$19:.$E$19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